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Ensign:Serif" svg:font-family="Ensign:Serif, McKay, 'McKay ldsLat', Palatino, 'Palatino Linotype', Palatino-Roman, 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background-color="#000000">
        <style:background-image/>
      </style:paragraph-properties>
      <style:text-properties fo:font-style="normal" style:font-style-asian="normal" style:font-style-complex="normal"/>
    </style:style>
    <style:style style:name="P9"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0" style:family="paragraph" style:parent-style-name="Standard">
      <style:paragraph-properties fo:text-align="start" style:justify-single-word="false" fo:background-color="#000000">
        <style:background-image/>
      </style:paragraph-properties>
    </style:style>
    <style:style style:name="P11"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fo:color="#ffffff" style:font-name="Times New Roman" fo:font-size="12pt" fo:font-style="normal" style:font-size-asian="12pt" style:font-style-asian="normal" style:font-size-complex="12pt" style:font-style-complex="normal"/>
    </style:style>
    <style:style style:name="T11" style:family="text">
      <style:text-properties style:text-position="super 58%"/>
    </style:style>
    <style:style style:name="T12"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NGS YOU STILL NEED TO DO: WHAT THE FUCK IS THE KASTLIGARS PLANET NAMED? <text:line-break/><text:line-break/>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1">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text:soft-page-break/>Increase thrust to 41%.</text:p>
      <text:p text:style-name="P2"/>
      <text:p text:style-name="P2">“Should you be operating at 67% coolant levels capitan? Isn’t that dangerous to the equipment?”</text:p>
      <text:p text:style-name="P2"/>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text:soft-page-break/>Laugher followed them, growing quieter as they climbed hand over hand dropping down the level of the space craft to the engines. The observation platforms were small and crowded. The heat was immense. The air smelled of coolant and fuel. </text:p>
      <text:p text:style-name="P2"/>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text:soft-page-break/>“Care for his crew as he would care for himself, as his family.”</text:p>
      <text:p text:style-name="P2"/>
      <text:p text:style-name="P2">“Be more clever than his enemy”</text:p>
      <text:p text:style-name="P2"/>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ext:soft-page-break/>towel wrapped around their neck and head.</text:p>
      <text:p text:style-name="P2"/>
      <text:p text:style-name="P2">“Kowareta kamakiri where is the auditor?” Asked the capitain. To a young boy, suspended in grav lifts. </text:p>
      <text:p text:style-name="P2"/>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text:soft-page-break/>But the boy could not see all of this. His eyes were taken by the strange clothes and the bodies of the young ladies</text:p>
      <text:p text:style-name="P2">and the strange sounds and foods all around him. </text:p>
      <text:p text:style-name="P2"/>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text:soft-page-break/></text:p>
      <text:p text:style-name="P2">The the press of bodies and merchandise opened up to a central cirle near the loading ramps of the trader thrush. A sea </text:p>
      <text:p text:style-name="P2">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text:soft-page-break/> We won't trade for 250,000 or</text:p>
      <text:p text:style-name="P2">500,000. We will take 1.5 points of your stock though. Half for you and half for us is a fair trade if you're going to do</text:p>
      <text:p text:style-name="P2">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ext:soft-page-break/>The captain made a mental note to thank him for the broken nose. "Perhaps we could pull out the pavilian and share some news of the outside world. Then you</text:p>
      <text:p text:style-name="P2">could show us the stock, award your ribbons, and we could conclude our business? Perhaps we could 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text:soft-page-break/>Now go make sure the auditor is asleep. </text:p>
      <text:p text:style-name="P2"/>
      <text:p text:style-name="P2">As you say captain, and the boy shuflled off. </text:p>
      <text:p text:style-name="P2"/>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ext:soft-page-break/>The captain also made the gesture with his ear to ward off the eyes of the company. </text:p>
      <text:p text:style-name="P2"/>
      <text:p text:style-name="P2">“Good stone. You will do the trading today.” Said the captain and he fished his leather traders wallet 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text:soft-page-break/>men in the covenant. </text:p>
      <text:p text:style-name="P2"/>
      <text:p text:style-name="P2">Then Arthur Trillian. I know you know who he is. We've all heard of AT. But I met him. When he was 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ext:soft-page-break/>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text:soft-page-break/>distant clinging chimes of the feeding screen were all she could hear, but she could see the sinewy male reaching out and touching one of her pigs. </text:p>
      <text:p text:style-name="P2"/>
      <text:p text:style-name="P2">“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ext:soft-page-break/>tongue, all the time staring at the boy. </text:p>
      <text:p text:style-name="P2"/>
      <text:p text:style-name="P2">A red warning light began to flash, sensors alarming at the pig who's heart was missing it's intake of 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text:soft-page-break/></text:p>
      <text:p text:style-name="P2">“I read about it in...” </text:p>
      <text:p text:style-name="P2"/>
      <text:p text:style-name="P2">“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8"><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text:soft-page-break/>ambitions that are not the perview of a lady of the lord. </text:p>
      <text:p text:style-name="P4"/>
      <text:p text:style-name="P4">There's so much more to the world than Marsh, than this slug, than anyone here can even fathom. So 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
      <text:p text:style-name="P4">She gasped and looked skyward where the familiar cartoon clouds had stood moments ago.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Said the boy monotone like he was repeating a lesson.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ext:soft-page-break/>The boy turned backward the wires unwinding. <text:s/>Laura's hand hanging like a tree leaning to the sun on a cliff face. <text:s/></text:p>
      <text:p text:style-name="P4"/>
      <text:p text:style-name="P4">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There were moments eternities where they both stood in the dancers splendor. But soon the hum of the digester- and the very real possibility of being caught in several transgressions brought them back. <text:s/></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4"/>
      <text:p text:style-name="P4">Laura was at the technician's arm. From her overalls she drew a packet of clot sealant and took the <text:soft-page-break/>scapel from his vest without asking. He was tense in her hands and could not make eye contact with the taller, larger woman who was so deftly freeing him from wires, wounds, and nerves. </text:p>
      <text:p text:style-name="P4"/>
      <text:p text:style-name="P4">“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down.” </text:p>
      <text:p text:style-name="P4"/>
      <text:p text:style-name="P4">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hey're nice. Much nicer than what we eat. </text:p>
      <text:p text:style-name="P4"/>
      <text:p text:style-name="P4">Hey wait, that's it, you're gonna go? She stopped him with a heavy hand. </text:p>
      <text:p text:style-name="P4"/>
      <text:p text:style-name="P4">“I have so much to do, and I need to get back to my lab. I'm sorry.”</text:p>
      <text:p text:style-name="P4"><text:soft-page-break/></text:p>
      <text:p text:style-name="P4">“No, I do not accept your apology. There was so much trouble here, trouble I didn't ask for. You owe me.” </text:p>
      <text:p text:style-name="P4"/>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text:soft-page-break/></text:p>
      <text:p text:style-name="P4">He said nothing. Unable, or unwilling to cope with anything more real than what he'd laid bare. He closed his eyes and went deep inside himself. </text:p>
      <text:p text:style-name="P4"/>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And with that Laura took her first steps from her old life and into something new that had never been done in her family before.</text:p>
      <text:p text:style-name="P4"/>
      <text:p text:style-name="P4">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She was excited- but also a little nervous. She wasn't supposed to be doing this and the punishment for getting caught.... </text:p>
      <text:p text:style-name="P4"/>
      <text:p text:style-name="P4">They walked further into the bowls.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p>
      <text:p text:style-name="P4"/>
      <text:p text:style-name="P4">No. </text:p>
      <text:p text:style-name="P4"/>
      <text:p text:style-name="P4">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4"/>
      <text:p text:style-name="P4"><text:soft-page-break/>Are you alright? Asked Arthur. His voice just barely audible above the clanking of the steel grates beneath their feet. </text:p>
      <text:p text:style-name="P4"/>
      <text:p text:style-name="P4">I've never broken the rules before. </text:p>
      <text:p text:style-name="P4"/>
      <text:p text:style-name="P4">Oh yes. The religious training. It never really took with me. Things are different down here. Makes the ideas of “justice” or fairness seem</text:p>
      <text:p text:style-name="P4"/>
      <text:p text:style-name="P4">he paused. Absurd really. No one fair would put good people down here to suffer. It's alright to break a rule that isn't fair. </text:p>
      <text:p text:style-name="P4"/>
      <text:p text:style-name="P4">Arthur was ahead of her and she looked down at his little diminutive frame. It had obviously been hard used. Malnourished, acid burned. It reminded her of some of the little still born lambs she'd seen on other farms. </text:p>
      <text:p text:style-name="P4"/>
      <text:p text:style-name="P4">What's it like down here? <text:line-break/><text:line-break/>It isn't right. Is all he would say. He walked a little faster and didn't look back at her. The coridor grew larger and larger as they walked. </text:p>
      <text:p text:style-name="P4"/>
      <text:p text:style-name="P4">The large vein smelled of dirt, acid and chemicals. A deep mechanical rumbling grew stronger and stronger as they progressed. Steel clanked as if an iron smith were pounding bars of steel.</text:p>
      <text:p text:style-name="P4"><text:line-break/>Have you ever been to the foot? Asked Arthur with out looking at her.</text:p>
      <text:p text:style-name="P4"/>
      <text:p text:style-name="P4">No, we're not allowed. Its for your group only. The acid is too dangerous.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What with hooking up meat to yourself?” </text:p>
      <text:p text:style-name="P4"/>
      <text:p text:style-name="P4">Precisely. </text:p>
      <text:p text:style-name="P4"/>
      <text:p text:style-name="P4">You can't win awards like that. That's cheating. I won't tell on you, but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Arthur sighed.</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Laura paused. Looked at Arthur her face screwed up in a puzzled look. <text:line-break/><text:soft-page-break/><text:line-break/>“You were supposed to find me?”</text:p>
      <text:p text:style-name="P4"/>
      <text:p text:style-name="P4">“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4"/>
      <text:p text:style-name="P4">“I've never had it laid out so precisely before. That shining blue wall there what is that?” </text:p>
      <text:p text:style-name="P4"/>
      <text:p text:style-name="P4">Shielding. This planet doesn't have an atmosphere- so we generate a barrier to keep our oxygen in, and it also helps to break the crust down into usable components. That feed you give your pigs every day? That's made from nutrients we pull from the soil. <text:s/></text:p>
      <text:p text:style-name="P4"/>
      <text:p text:style-name="P4">It's all so huge. It makes me feel insignificant.”</text:p>
      <text:p text:style-name="P4"/>
      <text:p text:style-name="P4">One of the main reasons Farm folk aren't allowed down here. Technician's are inoculated against space heresy. Farmers get a look at all this land churned up by a mechanical plow, by the hand of man, and draw some conclusions that aren't appreciated. </text:p>
      <text:p text:style-name="P4"/>
      <text:p text:style-name="P4">How much land is there? </text:p>
      <text:p text:style-name="P4"/>
      <text:p text:style-name="P4">This planet is 7,445 km in curcumference, which means at the three point three kilometers an hour that the slug moves <text:s/>We circle the planet once every 2346 hours. </text:p>
      <text:p text:style-name="P4"/>
      <text:p text:style-name="P4">Laura had never heard facts like these before always there had been a shine of “god's ways” or <text:soft-page-break/>mysteries of the tech, unknowable. </text:p>
      <text:p text:style-name="P4"/>
      <text:p text:style-name="P4">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ion. </text:p>
      <text:p text:style-name="P4"/>
      <text:p text:style-name="P4">Isn't she beautiful? She took me six months to grow. One of the most amazing genetic engineering feats I've accomplished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nowledge it. He climbed into the Maw. </text:p>
      <text:p text:style-name="P4"/>
      <text:p text:style-name="P4">Laura hesitated. If she was caught, alone and away form her station she'd be severely punished. But she wanted to read. </text:p>
      <text:p text:style-name="P4"/>
      <text:p text:style-name="P4">Come on girl. Brave. She passed the steaming gnarled entrance and climbed into the laboratory. </text:p>
      <text:p text:style-name="P4"/>
      <text:p text:style-name="P4">The root was her guide as she crawled up the pipes and wires through to the hidden marvel that was Arthur's work shop. </text:p>
      <text:p text:style-name="P4"/>
      <text:p text:style-name="P4">It was circular and the floor was the pedal of the enormous root they had climbed. Overhead was an incredible light that the pedal was drinking in but it looked foreign and organic, nothing like the metal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She spun him around in his chair. Beautiful look at the <text:soft-page-break/>size of this flower? How! Even on blue ribbon day I've never seen anything half this big. </text:p>
      <text:p text:style-name="P4"/>
      <text:p text:style-name="P4">Aurther seemed stunned that he wasn't looking at his samples any longer, but instead facing the workshop.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This boy is so odd. </text:p>
      <text:p text:style-name="P4"/>
      <text:p text:style-name="P4">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text:soft-page-break/></text:p>
      <text:p text:style-name="P4">This tape contains the whole scientific knowledge, as well as engineering, mathematical, and social works that myself and my collegies have mastered. We pass this information on to you. This gift is for 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text:soft-page-break/></text:p>
      <text:p text:style-name="P4">“I am noticably bad at interaction, and I did not see it a productive line of research. Everyone I asked.... he trailed off skirting the edge of a memory that pained him, and he avoided like a hunk of radioactive fire.<text:line-break/><text:line-break/> I crafted a method to leave on my own.”</text:p>
      <text:p text:style-name="P4"/>
      <text:p text:style-name="P4">“you mean you could have taught me to read <text:span text:style-name="T1">years ago?</text:span>” Her senese of right and wrong screeched at this forgotten birthright”</text:p>
      <text:p text:style-name="P4"/>
      <text:p text:style-name="P4">Arthur closed off suddenly. His mind had reached the end of the pain it could take. Mechanically he siad<text:line-break/><text:line-break/>I'm sorry. I am sorry. I couldn't. </text:p>
      <text:p text:style-name="P4"/>
      <text:p text:style-name="P4">“This lab, everything here, the tapes are all yours. You surely can use them, just like I have, to make an escape for yourself.” </text:p>
      <text:p text:style-name="P4"/>
      <text:p text:style-name="P4">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4"/>
      <text:p text:style-name="P4">“Teach me to read” she said through gritted teeth.</text:p>
      <text:p text:style-name="P4"/>
      <text:p text:style-name="P4"/>
      <text:p text:style-name="P6">-----------</text:p>
      <text:p text:style-name="P6"/>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text:soft-page-break/></text:p>
      <text:p text:style-name="P4">Joaquin drew a case from the captains wallet, inside were twenty four oblong syringes of company ensyme. The whole replacement population for this 3000 person slug. </text:p>
      <text:p text:style-name="P4"/>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4"/>
      <text:p text:style-name="P4">“Stone you did well today.” They walked deeper into the alley ways around the ship. Stone did not know what to do with this complement. <text:line-break/><text:line-break/><text:soft-pag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What will you have?”</text:p>
      <text:p text:style-name="P4"/>
      <text:p text:style-name="P4"><text:line-break/>Captain- said stone following him. “Tell me the story of <text:s/>Shap-ng-tsai?” </text:p>
      <text:p text:style-name="P4"/>
      <text:p text:style-name="P4">The captain was taken aback. He stopped walking. It was an old fireside story. With the request stone showed for what he was. A boy still. Asking for fairy tales.</text:p>
      <text:p text:style-name="P4"/>
      <text:p text:style-name="P4">The captain squinted. The story Stone was asking for was like the Arthur, and Jaysos, and a hundred other kids tales of heros that made the family laugh and bond around a fire at night. But the true story of Shap-ng-tsai... </text:p>
      <text:p text:style-name="P4"><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text:soft-page-break/>He stammered for the secret words he knew- that all captains present and possibly future knew</text:p>
      <text:p text:style-name="P4"/>
      <text:p text:style-name="P4">“until they are reality” He finished. </text:p>
      <text:p text:style-name="P4"/>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Captain- this one. This one wanted a fireside story sir.” </text:p>
      <text:p text:style-name="P4"/>
      <text:p text:style-name="P4">The captain spoke over his shoulder, still walking “Stone, you are no longer a boy. The tale you wanted, you will tell around the fireside someday. Now you must be a man.” </text:p>
      <text:p text:style-name="P4"/>
      <text:p text:style-name="P4">Stone would have groaned if he wasn't so scared. He shook and was disapoined that he would not be able to fade into the easy loss of self the story provided. </text:p>
      <text:p text:style-name="P4"/>
      <text:p text:style-name="P4">The walked until the hallway ended.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text:soft-page-break/>himself like a fool. As the auditors and company would have him. But when he knows what he is, then he will be a fool no longer.” <text:line-break/><text:lin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4"/>
      <text:p text:style-name="P4">“Come. You should clean your body.” said the one who was Peace<text:line-break/><text:line-break/>“And prepare your heart.” Graveled the one who was Misery.</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hey said in unison.</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text:soft-page-break/>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4"/>
      <text:p text:style-name="P4">As far as the eye could see were grasslands green with the new growth of spring. The air was still cold and Stone could feel that the hag of winter was not like to release her hold yet on the grassla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4"/>
      <text:p text:style-name="P4">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4"/>
      <text:p text:style-name="P4">“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text:soft-page-break/>mouth, to the ground. “Kill her.” </text:p>
      <text:p text:style-name="P4"/>
      <text:p text:style-name="P4">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Dismissed Grandfather began to walk, like a man drunken to the furthest ring of the battlefield. The screams and groans of the dying faded. </text:p>
      <text:p text:style-name="P4"/>
      <text:p text:style-name="P4">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4"><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text:soft-page-break/>Don't struggle- Do you want your new brothers to think you don't like them? That you're embarrased to be embraced by them? </text:p>
      <text:p text:style-name="P4"/>
      <text:p text:style-name="P4">One man in rags, with out an arm coughted. “Last hugs you'll ever get. You'll come to appreciate them in time.”</text:p>
      <text:p text:style-name="P4"/>
      <text:p text:style-name="P4">The men of the lepers brigade al <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 He'd heard of ponies but never seen one. </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The battle had turned to a route and the remnants of grandfather's army had retreated, desprately trying to reach the mountains where the river began. Most would never see the daylight again.</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text:soft-page-break/>Moon light petered from behind a cloud. The goggled ones drew the devices around their throats and let them hang like kerchiefs. Too birght fo rthem now. </text:p>
      <text:p text:style-name="P4"/>
      <text:p text:style-name="P4">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Stone saw fear in him that he recognized intimately.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struggle for <text:soft-page-break/>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embers of putrid emerald.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text:soft-page-break/></text:p>
      <text:p text:style-name="P4">“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text:p>
      <text:p text:style-name="P4"/>
      <text:p text:style-name="P4">And what about before then? <text:line-break/><text:soft-pag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Who rides? <text:line-break/><text:line-break/>Galotha and the lepers </text:p>
      <text:p text:style-name="P4"/>
      <text:p text:style-name="P4">I will go find Pasne-Pan-Reich. <text:line-break/><text:line-break/>Do that. We will wait here. The lepers stood a distance from the camp.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text:soft-page-break/>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Stone watched all this and said to himself how unlike the story he had asked for it was. </text:p>
      <text:p text:style-name="P4"/>
      <text:p text:style-name="P4">It was night now. Fires burned. The wind came from the mountains. Grandfather stood water pouring from his frame and armor and squelching in his boots.</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soft-pag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soft-pag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4"/>
      <text:p text:style-name="P4">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4"/>
      <text:p text:style-name="P4">Or maybe I could kill the Kgim.</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text:soft-page-break/>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soft-pag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ext:soft-page-break/>their watching and the man with the mace and his second followed the rattling wagon </text:p>
      <text:p text:style-name="P4"/>
      <text:p text:style-name="P4">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text:soft-page-break/>of not a single gain would slip its fingers. </text:p>
      <text:p text:style-name="P4"/>
      <text:p text:style-name="P2"><text:span text:style-name="T9">A wrought iron gate was lifted, and then a second. Inside the mott yard even more provisions these of a </text:span><text:span text:style-name="T9">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9">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aostopped his wine sipping and wavered in his confidence. His face, once smug and gloating, now looked around at all his posessions and he winced. </text:p>
      <text:p text:style-name="P4"><text:soft-page-break/></text:p>
      <text:p text:style-name="P4">What information do you have Shap-ng-tsai? And what do you want in return? </text:p>
      <text:p text:style-name="P4"/>
      <text:p text:style-name="P4">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text:soft-page-break/>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 </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9">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9">Each of the other armies turned towards the eastern mountains. You must konw this as you have taken </text:span><text:span text:style-name="T9">provisions from every other portion of the continent by the state of this baily. <text:line-break/><text:line-break/>The other three armies fell quickly. I bested the kadireich in single combat- as was his challenge. And </text:span><text:span text:style-name="T9">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text:soft-page-break/></text:p>
      <text:p text:style-name="P4">The captain knodded. </text:p>
      <text:p text:style-name="P4"/>
      <text:p text:style-name="P4">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9">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oft-page-break/><text:span text:style-name="T9">not see it as the message of the gods we do. <text:line-break/><text:line-break/>The captain blinked. He was rapidly trying to make sense, to acclimate to this new change in the many </text:span><text:span text:style-name="T9">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9"/>
      <text:p text:style-name="P4">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9">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9">camps but we could hear them. And we could see the eyes. <text:line-break/></text:span><text:span text:style-name="T9">I hold my men blameless. I abandoned my post and ran to their aid- how could I expect the men I led to </text:span><text:span text:style-name="T9">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ext:soft-pag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9">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9">look at the grazing here, unending food if managed properly. </text:span></text:p>
      <text:p text:style-name="P4"/>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text:soft-page-break/>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9">Misery was leaning over opposite edge of the baily walls. “The captain was a man of his word. Golao did exactly as he said. Look there is the dead concubinus being hauled away now.”</text:span><text:span text:style-name="T9"><text:line-break/></text:span></text:p>
      <text:p text:style-name="P2"><text:span text:style-name="T9">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9">What was once a easy jovial collection of warriors and families was now a nation at war. Everyone </text:span><text:span text:style-name="T9">worked. Even children were taken to the baily sides and given candy to “find ways in or over.” </text:span></text:p>
      <text:p text:style-name="P4"/>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ext:soft-page-break/>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text:soft-page-break/></text:p>
      <text:p text:style-name="P4">For the one ruler of the grasslands. </text:p>
      <text:p text:style-name="P4"/>
      <text:p text:style-name="P4">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9">He pulled his reigns and repeated the diving motion, this time striking stone and his horse. It was this moment that stone felt, shoulder to shoulder that his grandfather and he were the same size. Obvious to </text:span><text:span text:style-name="T9">any onlooker- but stone did not know what he was. Lessons for him came harder. But like his horse- he </text:span><text:span text:style-name="T9">began to feel his power. <text:line-break/></text:span><text:span text:style-name="T9"><text:line-break/>Struggling again and regaining power he made his horse come aside grandfathers, this time with a little tact and thought.<text:line-break/></text:span><text:span text:style-name="T9"><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text:soft-page-break/>So son- tell me what do you know and why are you here? How fare our people. <text:line-break/><text:line-break/>Stone looked at Misery and Peace. <text:lin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text:soft-page-break/>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text:soft-page-break/></text:p>
      <text:p text:style-name="P4">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ext:soft-page-break/>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text:soft-page-break/>Make the last few feet as fast as you can. Say when you are ready He wispeered. <text:line-break/><text:line-break/>I am ready said stone with a gasp. The joke had dissolved to seriousness but the five below did not see 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soft-page-break/><text:line-break/>Silence. <text:line-break/><text:lin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4">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text:soft-page-break/>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soft-pag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text:soft-page-break/>Alright that seems to be enough thought Stone- by whhy isn't grandfather helping me. I didn't ask said Stone .</text:p>
      <text:p text:style-name="P4"/>
      <text:p text:style-name="P4">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soft-page-break/><text:line-break/>Stone felt good at this praise and he swore to watch grandfather. He also knew that he must get mantis and silk in this machine, it was his duty as a captain to show other cpatains their duties. A captain.</text:p>
      <text:p text:style-name="P4">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text:soft-pag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4">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behind it. <text:line-break/><text:line-break/>Stone turned to grandfather. <text:line-break/><text:line-break/>COULD WE INSTEAD MAKE GRANDFATHER CAPTURING ONE OF THE LEPPERS AND GETTING IT TO THE THING- THAT'S THE ISSUE? </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4"><text:soft-page-break/>He kicked one of the mangled bodies and the began rummaging in the pockets of the corpse. “Do you have anything to eat?” he mumbled. <text:line-break/><text:line-break/>Chewing the eel jerky grandfather had found in the dead man's pocket they walked to the gates at hand- They were enormous plinths of stone set into the living rock of the spire. Here there were gears that 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9">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9">The next man you fight- bring him to me alive. Or expect to find your head looking up at your body. </text:span><text:span text:style-name="T9">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soft-page-break/><text:line-break/>“What are those two doing thought stone. He made a mental note to check on them once he'd cleaned and rebandaged his wounds.”<text:line-break/></text:p>
      <text:p text:style-name="P4">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9">He looked at his knuckles and saw blood and ground rock in them<text:line-break/><text:line-break/>That feels good he said with a smile. He relized he </text:span><text:span text:style-name="T1">liked</text:span><text:span text:style-name="T9">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9">The alcove seemed tighter now more compact with the captain leaning against one wall. Stone's </text:span><text:span text:style-name="T9">outstretched hand nearly grazed the man as it went by, winding bandage. <text:line-break/></text:span><text:span text:style-name="T9">My men. How did they die.</text:span></text:p>
      <text:p text:style-name="P4"/>
      <text:p text:style-name="P2"><text:span text:style-name="T9">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9">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
      <text:p text:style-name="P4"><text:soft-page-break/>“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4"/>
      <text:p text:style-name="P4">And stone indicated the deep gash in his belly. <text:lin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4"/>
      <text:p text:style-name="P4">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soft-page-break/><text:line-break/>Stone walked quickly towards grandfather, misery and peace. Past a few of the mounted warriors 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4"/>
      <text:p text:style-name="P4"><text:line-break/></text:p>
      <text:p text:style-name="P4"/>
      <text:p text:style-name="P4"/>
      <text:p text:style-name="P4"><text:line-break/></text:p>
      <text:p text:style-name="P4"/>
      <text:p text:style-name="P4"/>
      <text:p text:style-name="P4"/>
      <text:p text:style-name="P4"/>
      <text:p text:style-name="P4"/>
      <text:p text:style-name="P4"/>
      <text:p text:style-name="P4"/>
      <text:p text:style-name="P4"/>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soft-page-break/><text:line-break/>He had beatten Goloa to death like one of his Concubinuses and eatten the hog over his corpse. </text:p>
      <text:p text:style-name="P4"><text:line-break/>Stone had done many many foul and bizzare things in his tenure in the dream baths. And always he worked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text:soft-page-break/>with drugs and completely turn his soceity upside down. The good king must die. Then have his arc be redemption and being absorbed into the collective? Make him a weak man who makes for tough times, and the tough times make him a strong man. <text:line-break/></text:p>
      <text:p text:style-name="P4"/>
      <text:p text:style-name="P4"/>
      <text:p text:style-name="P4"/>
      <text:p text:style-name="P4"/>
      <text:p text:style-name="P4"/>
      <text:p text:style-name="P4">THE KING'S SON CHAPTER</text:p>
      <text:p text:style-name="P4"/>
      <text:p text:style-name="P4"><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text:soft-page-break/>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soft-pag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text:soft-page-break/>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soft-page-break/><text:line-break/>I'd guess your costs are close to fifteen, maybe twenty million. The feeding of the poor maybe another ten million a year at your grain rates. </text:p>
      <text:p text:style-name="P4"/>
      <text:p text:style-name="P4">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text:soft-page-break/>Underbrothers and barrel brothers shouted at the mishandling of their leader. </text:p>
      <text:p text:style-name="P4"/>
      <text:p text:style-name="P4">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doors in whisps and tendrils, but the hunger stayed outside with the poor. </text:p>
      <text:p text:style-name="P4"/>
      <text:p text:style-name="P4">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text:soft-page-break/>“Does the Barbast care for you?” </text:p>
      <text:p text:style-name="P4"/>
      <text:p text:style-name="P4">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soft-page-break/><text:line-break/>Back from the brothers. Back from the barrels. One at a time. All will be fed. All will have drink. </text:p>
      <text:p text:style-name="P4"/>
      <text:p text:style-name="P4">The three were gone. The mage watched them go into the crowd they all three swallowed their beer as the crowd had swallowed them. </text:p>
      <text:p text:style-name="P4"/>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ext:soft-page-break/>that were unseen and deeply guarded. <text:line-break/><text:lin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text:soft-page-break/></text:p>
      <text:p text:style-name="P4">Ohhhh said the man with a grimmace. You should stay here until the brother leaves. Then go see your father. </text:p>
      <text:p text:style-name="P4"/>
      <text:p text:style-name="P4">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soft-pag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soft-page-break/><text:line-break/>“I wish I could just skip this start up phase. I could make serious money at a business like this.” </text:p>
      <text:p text:style-name="P4"/>
      <text:p text:style-name="P4">Further into the compound. More armed guards. The value of the engines alone here was almost too much to calculate. Everywhere he looked he saw money, deals, interest compounding and equipment depreciating. </text:p>
      <text:p text:style-name="P4"/>
      <text:p text:style-name="P4">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10"><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Daginal watched and ate. Every third or fouth bite went to his companion who drooled thin rivulets of <text:soft-page-break/>spittle. </text:p>
      <text:p text:style-name="P4"/>
      <text:p text:style-name="P4">Having torn into the meat, the bread called mightily. A loaf of thick seed studded wheat bread tore with 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text:soft-pag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text:soft-pag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text:soft-pag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
      <text:p text:style-name="P4"><text:soft-page-break/>SO what would we do with it? <text:line-break/><text:line-break/>“I don't know man- all I can tell you is there is big money in it. You're the business genius. You figure it 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p>
      <text:p text:style-name="P4">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5">Let's go. Ghost was at his side, he rubbed his knuckles into her head in a way that made her grumble in animal satisfaction. </text:p>
      <text:p text:style-name="P5"/>
      <text:p text:style-name="P5">“Ohhh is that so miss killer- and he rubbed some more. </text:p>
      <text:p text:style-name="P5"/>
      <text:p text:style-name="P5">They walked. Dreth burped and rubbed his belly. </text:p>
      <text:p text:style-name="P5"/>
      <text:p text:style-name="P5">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5"/>
      <text:p text:style-name="P10"><text:span text:style-name="T10">They wandered through the alleys and the night markets. Men who worked the day shift at the engine works hung in climate controlled hammocks, slung between the lamp posts and stall supports like the victims of some massive spider. The spider of commerce thought Dagnial. <text:line-break/></text:span><text:soft-page-break/><text:span text:style-name="T10"><text:line-break/>So you're sure the rest of the families are doing stuff like this?<text:line-break/><text:line-break/></text:span><text:span text:style-name="T10">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5"/>
      <text:p text:style-name="P5">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5"/>
      <text:p text:style-name="P5">“Stuff you don't want to hear man. It isn't anything important for now”</text:p>
      <text:p text:style-name="P5"/>
      <text:p text:style-name="P5">“Tell me”</text:p>
      <text:p text:style-name="P5"/>
      <text:p text:style-name="P5">“It is egg head accounting stuff. Don't worry about it.” said Dreth<text:line-break/><text:line-break/>“We still going to get our bond?” Asked Daginal</text:p>
      <text:p text:style-name="P5"/>
      <text:p text:style-name="P5">“You'll have your bond buddy.” </text:p>
      <text:p text:style-name="P5"/>
      <text:p text:style-name="P5">“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5"/>
      <text:p text:style-name="P5">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5"><text:soft-page-break/></text:p>
      <text:p text:style-name="P5">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5"/>
      <text:p text:style-name="P5">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5"/>
      <text:p text:style-name="P5">Dreth made the introduction </text:p>
      <text:p text:style-name="P5"/>
      <text:p text:style-name="P5">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5"/>
      <text:p text:style-name="P5">Start here- </text:p>
      <text:p text:style-name="P5"><text:soft-page-break/>Outside the reach of the small man, and with his back to the wall Daginal ground his boots into the small pebbles that made up the floor. </text:p>
      <text:p text:style-name="P5"/>
      <text:p text:style-name="P5">“The ship?” asked kim. </text:p>
      <text:p text:style-name="P5">Kim said Dreth- we talked about this. There cannot be a ship until he's satisfied that what you have here is worth the risk. Need you to give some here. </text:p>
      <text:p text:style-name="P5"/>
      <text:p text:style-name="P5">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5"/>
      <text:p text:style-name="P5">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5"/>
      <text:p text:style-name="P5">Worry about your own medicals, and keep the wolf out of it. Said kim. </text:p>
      <text:p text:style-name="P5"/>
      <text:p text:style-name="P5">Daginal nodded to Dreth- Check him for weapons. And come do the same to me. He turned to spectre- </text:p>
      <text:p text:style-name="P5"><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5">“And I brought two just for him. Used to hostile negotiation Kim?” Dag put the weapons in Dreths hands and struggled out of the sticky leather. <text:line-break/><text:line-break/>“crocodiles don't leave home without their teeth-” said Kim. <text:line-break/><text:soft-pag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5"/>
      <text:p text:style-name="P5">Dag cracked his neck. Then looked at Kim. He was a martial, that was for certain. Fast. Wiry muscle. But Dag stood almost a foot taller, and a hundred pounds more weight. He liked the odds. </text:p>
      <text:p text:style-name="P5"/>
      <text:p text:style-name="P5">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5"/>
      <text:p text:style-name="P5">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5"/>
      <text:p text:style-name="P5">Like a boa constrictor Dag worked his body around Kim's shoulders until he held one arm pinned with the weight of his upper body, another tucked underneath in a hold, and his face was too far away for <text:soft-page-break/>kicks. But his one heavy muscled arm was free. He struck. Body blows- then face. He was getting back all the punishment he'd taken and more- </text:p>
      <text:p text:style-name="P5"/>
      <text:p text:style-name="P5">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5"/>
      <text:p text:style-name="P5">“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5"/>
      <text:p text:style-name="P5">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5"/>
      <text:p text:style-name="P5">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5"/>
      <text:p text:style-name="P5">Picture of what Kim might look like. </text:p>
      <text:p text:style-name="P5"><text:s/>https://www.imdb.com/name/nm1366028/mediaviewer/rm2593308160/?ref_=nm_ov_ph</text:p>
      <text:p text:style-name="P5"/>
      <text:p text:style-name="P5">Daginal drew himself up again. “The leg- play that leg again. And kick him back if he wants to go for shots.”</text:p>
      <text:p text:style-name="P5"/>
      <text:p text:style-name="P5">Slow delebrate leg kicks- followed by big jabs. Daginal struck his fist against a hydro tank and the water and plants jostled. Little fish who ate the waste swarmed from the open to the root branches of the plant mat. Kim was gone before the blow landed. </text:p>
      <text:p text:style-name="P5"/>
      <text:p text:style-name="P5">Start here. </text:p>
      <text:p text:style-name="P5"/>
      <text:p text:style-name="P5"><text:soft-page-break/>Dust jostled from the ground spiraled in the air and arcs of it were visable from the beams of light falling through cracks in the roof. More big swings from Daginal and Kim dogedged and dodged again.</text:p>
      <text:p text:style-name="P5"/>
      <text:p text:style-name="P5">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5"/>
      <text:p text:style-name="P5">“Pride is all some of us have-” Said Kim.</text:p>
      <text:p text:style-name="P5"/>
      <text:p text:style-name="P5">Daginal wasn't impressed. “We came down to this slum to see me beat this man? How and why would we want to let them near an unlicenced ship? Dreth missed on this one”</text:p>
      <text:p text:style-name="P5"/>
      <text:p text:style-name="P5">Dreth motioned the two men to opposite sides of the room again, but Dag started to slide his arms back into the hooded jacket. <text:line-break/><text:line-break/>“I think I've seen enough here- whatever you're doing isn't working. I think we'll have to pass on this one.”</text:p>
      <text:p text:style-name="P5"/>
      <text:p text:style-name="P5">Kim was between Daginal and the door. He closed his eyes and exhaled “if you can get past me- you can pass. If not- you take three runs a week.” </text:p>
      <text:p text:style-name="P5"/>
      <text:p text:style-name="P5">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5"/>
      <text:p text:style-name="P5">Then kim made a sound. Eerie. A wail from somewhere like child screaming and then a chugging, engine noise. Then the smell of smoke. Kim shuddered and Daginal felt a pitty for whatever was inside him making that noise.</text:p>
      <text:p text:style-name="P5"/>
      <text:p text:style-name="P5">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5"/>
      <text:p text:style-name="P5"><text:soft-page-break/>Thinking as he fought off more stikes. He feels no pain- No, he has to be feeling something- that noise was of a wounded creature- a heart crushed in a bear trap would make that sound. </text:p>
      <text:p text:style-name="P5"/>
      <text:p text:style-name="P5">Sential barked as he dodged, he could see the tennis shoe strings of spit flying from her mouth, as angry as she was- she wouldn't move until he said. </text:p>
      <text:p text:style-name="P5"><text:line-break/> Arm tucked tightly around his temples, he dodged quikc kicks and fast strikes that had power and hiss behind them <text:s/>He had to lunge to one knee to get under another kick to the face.</text:p>
      <text:p text:style-name="P5"/>
      <text:p text:style-name="P5">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5"/>
      <text:p text:style-name="P5">Daginals shoulder dug a furrow in the gravel where it struck and dug. He was getting hit. Damn he was so much faster! <text:s/>His blood spattered the cheap white plastic of the hydroponics. </text:p>
      <text:p text:style-name="P5"><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5"/>
      <text:p text:style-name="P5">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5"><text:line-break/>We should see to that eye- His reflection in the hydro tanks the blood pooling in his sclara made one white eye blood red. </text:p>
      <text:p text:style-name="P5"/>
      <text:p text:style-name="P5">Dreth opened a little medical kit and began to doctor both men. Kim stood in the corner and was breathing deeply. </text:p>
      <text:p text:style-name="P5"/>
      <text:p text:style-name="P5">“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5"/>
      <text:p text:style-name="P5">“Absolutly it could. Want to ask for a deposit?” </text:p>
      <text:p text:style-name="P5"/>
      <text:p text:style-name="P5"><text:soft-page-break/>“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5"/>
      <text:p text:style-name="P5">Well we're having a similar trouble. You understand what an unregistered engine is worth don't you? You'll have to give us something- besides- I'm not going to create an army of junkies. The Barbast is bad enough. Doesn't that substance have addicitive properties?. </text:p>
      <text:p text:style-name="P5"/>
      <text:p text:style-name="P5">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5"/>
      <text:p text:style-name="P5">Get ahold of us- if you want to do a deal – but we're not moving anything without any information. <text:line-break/></text:p>
      <text:p text:style-name="P5">Kim nodded but said nothing, his face a stoic mask with tendrils of pain fire shining dully around the edges. </text:p>
      <text:p text:style-name="P5"/>
      <text:p text:style-name="P5">Outside the hydroponics building the humidity dropped significantly. Daginal could feel the dryer air drinking hungrily at the sweat on his skin. </text:p>
      <text:p text:style-name="P5"><text:line-break/>The two men strode down the steps- and Dreth motioned to the side step, the bar they'd passed on the way up. </text:p>
      <text:p text:style-name="P5"/>
      <text:p text:style-name="P5">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5"><text:soft-page-break/>“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5"/>
      <text:p text:style-name="P5">“What about you- going to be good as new? That man could fight. Wouldn't wwant to see him <text:span text:style-name="T1">with </text:span>the knives.” </text:p>
      <text:p text:style-name="P5"/>
      <text:p text:style-name="P5">“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5"/>
      <text:p text:style-name="P5"><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5"/>
      <text:p text:style-name="P5">“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5"/>
      <text:p text:style-name="P5">“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5"/>
      <text:p text:style-name="P5">Daginal clacked his cup back onto the bar and looked at dreth with a disbeleving eyebrow raised. <text:line-break/><text:line-break/>“He's a street hustler on the bad side of the lake- where would he get something like that?”</text:p>
      <text:p text:style-name="P5"/>
      <text:p text:style-name="P5">Dreth leaned forward in his seat, into the bar, so a departing woman could get passed him- </text:p>
      <text:p text:style-name="P5"/>
      <text:p text:style-name="P5">“Hanton is a whole half a galactic section- you don't think they have some ancient ancestral magic somewhere? Something we've never seen?” <text:s text:c="2"/>said dreth settling back into his seat. <text:line-break/></text:p>
      <text:p text:style-name="P5">“I know someone who could find out.” come on finish that- and we'll go see if this crystal fire is worthwhile.” </text:p>
      <text:p text:style-name="P5"/>
      <text:p text:style-name="P5"><text:soft-page-break/>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5"/>
      <text:p text:style-name="P5">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5"/>
      <text:p text:style-name="P5">The trees had grown in a key hole shape. The exact shape of a utility tug pulling an engine, in fact the tug moving now past the open wrought steel gates looke like a missing puzzle piece it fit the two towering watchers of wood so well. </text:p>
      <text:p text:style-name="P5"/>
      <text:p text:style-name="P5">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5"/>
      <text:p text:style-name="P5">“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5"/>
      <text:p text:style-name="P5">“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5"/>
      <text:p text:style-name="P5">“every guard has a story that is better heard over a bottle and with outbusiness to attened to” Said Dreth. </text:p>
      <text:p text:style-name="P5"/>
      <text:p text:style-name="P5">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5"/>
      <text:p text:style-name="P5">“We'll keep it in mind” Said daginal. “Any make you a shareholder if it comes through” </text:p>
      <text:p text:style-name="P5"/>
      <text:p text:style-name="P5">As they walked inside the engine yard- they could hear the other guards ribbing the man <text:line-break/><text:soft-page-break/>“You a shareholder!” and “Well excuse me your lordship” as one mock bowed. <text:line-break/><text:line-break/>“You've got a way with people man” <text:s/>Dreth</text:p>
      <text:p text:style-name="P5"/>
      <text:p text:style-name="P5">“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5"/>
      <text:p text:style-name="P5">“there's nothing wrong with being an employee. But I think we'd be on the fast tract out of our program with that idea, ”</text:p>
      <text:p text:style-name="P5"/>
      <text:p text:style-name="P5">“No guard <text:s/>couldn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5"/>
      <text:p text:style-name="P5">“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5"/>
      <text:p text:style-name="P5">“That's encouraging.” said daginal at a normal voice. “It keeps the corporations strong. Not much care for what it does to us though.”<text:line-break/><text:line-break/>“I'm just saying failure isn't a path we want to go down.”</text:p>
      <text:p text:style-name="P5"/>
      <text:p text:style-name="P5">“I keep making the right turn off failure street, but end up back there again.” </text:p>
      <text:p text:style-name="P5"/>
      <text:p text:style-name="P5">“Not this time” </text:p>
      <text:p text:style-name="P5"/>
      <text:p text:style-name="P5">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text:soft-page-break/>Carb- said daginal</text:p>
      <text:p text:style-name="P5"/>
      <text:p text:style-name="P5">“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5"/>
      <text:p text:style-name="P5">They clasped hands and the veins stood out on Carbs arm. He was sweating- and wiped his forehead with his other arm. <text:line-break/><text:line-break/>“Dreth Quadi- Carb Venturi, <text:s/>Carb- Dreth” <text:line-break/><text:line-break/>“Mr Quadi.” </text:p>
      <text:p text:style-name="P5"/>
      <text:p text:style-name="P5">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5"/>
      <text:p text:style-name="P5">“Absolutly.” said Dreth</text:p>
      <text:p text:style-name="P5"><text:line-break/>“Good. We'll have some fireworks, then I can help you with your startup. Come on down. ”</text:p>
      <text:p text:style-name="P5"/>
      <text:p text:style-name="P5">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5"/>
      <text:p text:style-name="P5">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5"/>
      <text:p text:style-name="P5">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5"/>
      <text:p text:style-name="P5">He pulled on helmet, ear protection, goggles and heat vest from the pile of safety gear strewn round the corners of the bunker. <text:line-break/><text:line-break/><text:soft-page-break/>“Ready gentelmen?” His hand hovering over the red and yellow striped pull switch- </text:p>
      <text:p text:style-name="P5"/>
      <text:p text:style-name="P5">Dreth and Dag followed his lead and donned gear. Dag draped a fire vest over Sentinal and clasped his hands tight over her ears. </text:p>
      <text:p text:style-name="P5"/>
      <text:p text:style-name="P5">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5"/>
      <text:p text:style-name="P5">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5"/>
      <text:p text:style-name="P5">With a wispering glide- Carb pushed the trottle closed and the empty maw was dark again but for a dull red glow fading with a slowing whine. </text:p>
      <text:p text:style-name="P5"/>
      <text:p text:style-name="P5">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5"/>
      <text:p text:style-name="P5">“Now what can I do for you two?” </text:p>
      <text:p text:style-name="P5"/>
      <text:p text:style-name="P5">“I see why you do what you do Mr. Venturi. Taking an engine from non-operational to that show of power must be quite rewarding”</text:p>
      <text:p text:style-name="P5"/>
      <text:p text:style-name="P5">“Ahhh it is! And I am lucky to have such an old teacher. Many field tuners have to check their calculations with a oilwood no higher than me! But this grandfather keeps me very fortunate.”</text:p>
      <text:p text:style-name="P5"/>
      <text:p text:style-name="P5">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text:soft-page-break/>with branch.”</text:p>
      <text:p text:style-name="P5"/>
      <text:p text:style-name="P5">“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5"/>
      <text:p text:style-name="P5">“The gates went up after the second workers rebelion right? <text:line-break/><text:line-break/>“The gates went up after someone started the second rebellion as a front to steal engines- the second workers rebellion was a sad story- and this tree has seen them all.” </text:p>
      <text:p text:style-name="P5"/>
      <text:p text:style-name="P5">Carb gestured to the bare oilwood. “it would have been about this high when that happened. It is good for a man to know history- he can tell what may happen to him from hisotry.” </text:p>
      <text:p text:style-name="P5"/>
      <text:p text:style-name="P5">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5"/>
      <text:p text:style-name="P5">Yes I belive so- Carb's hand was planted firmly against the tree, and he rubbed it as he spoke. </text:p>
      <text:p text:style-name="P5"/>
      <text:p text:style-name="P5">This woman saw workers sick here in the engine pits, and the <text:s/>forest dying. The cedar on the out side ring- those are the oldest trees here- and they are alive because of her and the oilwood trees. She kept them safe. <text:line-break/><text:line-break/>The pair moved closer to the tree and Carb placed his hand on the jerry can. It made a hollow tunk as he pattted it's side. </text:p>
      <text:p text:style-name="P5"/>
      <text:p text:style-name="P5">“She came together with some scientists and made a tree that can eat bad thing we people put into the dirt. Watch- </text:p>
      <text:p text:style-name="P5"/>
      <text:p text:style-name="P5"><text:soft-page-break/>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5"/>
      <text:p text:style-name="P5">“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5"/>
      <text:p text:style-name="P5">“We're really getting into the fables now. Terra isn't really a place- it is an idea.” Said dreth. </text:p>
      <text:p text:style-name="P5"/>
      <text:p text:style-name="P5">Carb stood up- and looked over his shoulder at the machines that were hooked up to the engine. </text:p>
      <text:p text:style-name="P5"/>
      <text:p text:style-name="P5">“she exists. And she's listening” and nodded towards the machines.</text:p>
      <text:p text:style-name="P5"/>
      <text:p text:style-name="P5">Dreth was still crouched at the fuel can. He poured a little more on the roots, like a child with a new toy. He smiled when more needles sprung up from the lower branches. </text:p>
      <text:p text:style-name="P5"/>
      <text:p text:style-name="P5">“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5"/>
      <text:p text:style-name="P5">That is clever. Maybe we should try something like that for our start up .<text:line-break/><text:line-break/>Oh you couldn't you couldn't do it. They left all the parts in the common domain- they couldn't be patented if you tried. The oil wood is for everone. </text:p>
      <text:p text:style-name="P5"/>
      <text:p text:style-name="P5">Carb was close to the tree now- He revently touched the long silver strands of wire that held plates of calculations and figures. </text:p>
      <text:p text:style-name="P5"/>
      <text:p text:style-name="P5">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ree. </text:p>
      <text:p text:style-name="P5"/>
      <text:p text:style-name="P5">“I empathise. It's difficult to watch people age isn't it? <text:line-break/><text:line-break/>He lead a good life. And we get to live in in clean green places now. And the trees love fire like we do- </text:p>
      <text:p text:style-name="P5"/>
      <text:p text:style-name="P5"><text:soft-page-break/>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2">blew up like a firecracker. <text:line-break/></text:span><text:span text:style-name="T12"><text:line-break/>The seeds are shot into the ground. Little shrapenel- away from the fire- safe in the dirt. </text:span></text:p>
      <text:p text:style-name="P7"/>
      <text:p text:style-name="P5"><text:span text:style-name="T12">“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2">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7"/>
      <text:p text:style-name="P7">“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7"/>
      <text:p text:style-name="P7">“I hate to ask you this. But we've got some fuel here and we don't know what grade it is.”<text:line-break/><text:line-break/>What kind of fuel? <text:line-break/><text:lin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text:soft-page-break/>what he was doing? <text:line-break/><text:line-break/>“Well your father is the best Kastligar we've had yet- and I cannot blame you for a little extra help. Companies are tough I hear.” </text:p>
      <text:p text:style-name="P7"/>
      <text:p text:style-name="P7">Dag sighed. He should know Carb would have some sympathies. Most of the skilled tradesmen here had at least some connection to the old anti company riots, and while they were happy now- they still harbored a little law breaking spirit themselves. </text:p>
      <text:p text:style-name="P7"/>
      <text:p text:style-name="P7">He held out his hands- what have you got?</text:p>
      <text:p text:style-name="P7"/>
      <text:p text:style-name="P5"><text:span text:style-name="T12">Dreth shook another <text:s/>hunk of the {DRUGNAME} out of his pocket. He handed it into Carbs waiting palms. <text:line-break/><text:line-break/>“Crystiline. Interesting. What does it fuel? ”<text:line-break/><text:line-break/></text:span><text:span text:style-name="T12">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7"/>
      <text:p text:style-name="P7">Daginal- who had his eyes corrected with lasers, reminded himself to send Carb to the same doctor for this help. </text:p>
      <text:p text:style-name="P7"/>
      <text:p text:style-name="P7">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7"/>
      <text:p text:style-name="P7">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7"><text:line-break/>“Carb works for the Kestligar, Dreth.” He's signed NDA's. Don't worry man.” <text:line-break/><text:line-break/>Carb looked over at Dreth's worried face over his shoulder. “Its a good instict to be worried though. Someone else might try to steal that from you. Me- Well the company has my contract. So not to worry young CEO. No competition here. </text:p>
      <text:p text:style-name="P7"/>
      <text:p text:style-name="P7">The three men gathered closer to the crushed substance on the plate. <text:line-break/><text:line-break/><text:soft-page-break/>“What does it do?” Asked Carb. </text:p>
      <text:p text:style-name="P7"/>
      <text:p text:style-name="P7">“It makes you a much better fighter. Faster, more powerful. From what we;ve observed. Don't like the look of the side effects much though.” Said Daginal</text:p>
      <text:p text:style-name="P7"/>
      <text:p text:style-name="P7">“Bad fuel can be hard on an engine.” Said Carb. He flicked his little glasses closed and sunk them back into the open pocket of his coveralls. </text:p>
      <text:p text:style-name="P7"/>
      <text:p text:style-name="P7"><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7"/>
      <text:p text:style-name="P7">“have you tried whatever this is?” Asked Carb. <text:line-break/><text:line-break/>“No we haven't” Said Dreth “Watched a man who did- he broke Dag's eyesocket. <text:line-break/><text:line-break/>“That would take some doing.” </text:p>
      <text:p text:style-name="P7"/>
      <text:p text:style-name="P7">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7"/>
      <text:p text:style-name="P7">“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7"/>
      <text:p text:style-name="P7">Carb laughed- and pointed. “The oil wood, see what she has to say about this.”</text:p>
      <text:p text:style-name="P7"/>
      <text:p text:style-name="P7">Dreth rolled his eyes and relaxed his tense shoulders. “That stuff isn't exactly on the approved substances list- you scared us.”</text:p>
      <text:p text:style-name="P7"/>
      <text:p text:style-name="P7">“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7"/>
      <text:p text:style-name="P7">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7"/>
      <text:p text:style-name="P7">NO back said Dag and held onto Sentinals collar as she came between their legs sniffing to see what the three of them were upto. </text:p>
      <text:p text:style-name="P7"/>
      <text:p text:style-name="P7">The four of them backed up as the tree reacted. The dark reddish bark flared and the black pattern beneath glowed a coal burning red. A harsh groaning sound eminated from underneath the earth </text:p>
      <text:p text:style-name="P7"/>
      <text:p text:style-name="P7"><text:soft-page-break/>“She's in pain.” Said Carb. He moved to the fuel canister- “I'm going to give her some help- we can't leave her like this-”<text:line-break/><text:line-break/>“Wait.” Commanded Daginal. “If she dies I'll have two more brought here. Start up expenses.”</text:p>
      <text:p text:style-name="P7"/>
      <text:p text:style-name="P5"><text:span text:style-name="T12">“I can't risk it you can't replace her she's seen my whole family.”<text:line-break/><text:line-break/></text:span><text:span text:style-name="T12">“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2">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7"/>
      <text:p text:style-name="P7">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7"/>
      <text:p text:style-name="P7">“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7"/>
      <text:p text:style-name="P7">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7"/>
      <text:p text:style-name="P7">Carb came to Daginal and Dag noticed the pupils in his eyes were wide and frantic, open like a manhole cover blown wide, gasping grasping at the light. </text:p>
      <text:p text:style-name="P7"/>
      <text:p text:style-name="P7">“Look at me.” He reached up and grabbed Carb by his sinyewy shoulders the caps of his deltoids fitting like handles into his clawed hands “ You're going to be fine. When the iquisition get's here we'll be gone, and so will all the evidence.”<text:line-break/><text:soft-page-break/><text:line-break/>Dreth cleaned the little continent of pink off of the sensor tray with a razor blade. Carbs eyes kept flitting to the motions of his hands and the baggie with the skull and axe. </text:p>
      <text:p text:style-name="P7"/>
      <text:p text:style-name="P7">“Look. At. Me.” <text:s/>The eyes came to him again and stayed<text:line-break/><text:line-break/><text:line-break/> You will lie to them. You'll say you treated the tree with samples of the corrosion from those lines- <text:s/></text:p>
      <text:p text:style-name="P7"/>
      <text:p text:style-name="P7">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7"/>
      <text:p text:style-name="P7">“So you'll say...” </text:p>
      <text:p text:style-name="P7"/>
      <text:p text:style-name="P7">“I found this decay and gave it to the oilwood.”</text:p>
      <text:p text:style-name="P7"/>
      <text:p text:style-name="P7">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7"/>
      <text:p text:style-name="P7">“I had finished my test. I got the engine to fire. </text:p>
      <text:p text:style-name="P7"/>
      <text:p text:style-name="P7">“Yes we heard that. And saw your oilwood burn. What we do not understand is why- your sacred tree has grown twice it's size and with such splendid colors.”</text:p>
      <text:p text:style-name="P7"/>
      <text:p text:style-name="P7">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7"/>
      <text:p text:style-name="P7">“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7"/>
      <text:p text:style-name="P7">“You washed the splinters into the roots?” <text:line-break/><text:line-break/>“ I did sir.”<text:line-break/><text:line-break/>These are not the normal contaminates your trees are used to are they? <text:line-break/><text:line-break/>“No but the tree.” <text:line-break/><text:line-break/><text:soft-pag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7"/>
      <text:p text:style-name="P7">Carb went to hand Daginal the lines. Dag relaxed his posture and the cloak of the inquisitor impersination fell off of him like a cape cut from it's clasps. </text:p>
      <text:p text:style-name="P7"/>
      <text:p text:style-name="P7">“Keep those Carb. You'll need them. You'll be fine.” <text:line-break/><text:line-break/>Carbs pupils narrowed. He saw Daginal again. “Thank you.”</text:p>
      <text:p text:style-name="P7"/>
      <text:p text:style-name="P7">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7"/>
      <text:p text:style-name="P7">“Ok we have to go-” Said Dreth. </text:p>
      <text:p text:style-name="P7"/>
      <text:p text:style-name="P7">“But what about Terra sir what do I tell them? <text:line-break/><text:line-break/>They all looked at the sensor array- the wall of electronics that loomed over the workshop. It had seen what they'd done. Read the chemical constituants of the powder. <text:line-break/></text:p>
      <text:p text:style-name="P7">Dreth Looked at Daginal</text:p>
      <text:p text:style-name="P7"/>
      <text:p text:style-name="P7">“People like us don't get watched by Terra.” We're small fish. <text:line-break/><text:line-break/>“You're not. You're the Kastilgar.” Said Carb. </text:p>
      <text:p text:style-name="P7"/>
      <text:p text:style-name="P7">“Not if I don't get this start up going.” Daginal shifted in his boots. “I'll talk with Terra <text:span text:style-name="T1">if</text:span> they call Carb. You just send them to me. Don't say a word.” </text:p>
      <text:p text:style-name="P7"/>
      <text:p text:style-name="P7">“I don't like that.” The bottom of his lips were turned into a scowl. </text:p>
      <text:p text:style-name="P7"/>
      <text:p text:style-name="P7">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7"/>
      <text:p text:style-name="P7">Carb shook his head- always in trouble this one. Alright. Come see me again some time when you're not going to bring the bosses down on me. <text:line-break/><text:line-break/>He extened his hand. Thanks Carb. I'll remember this. You've got a favor in your front pocket if I can ever do anything for you. They clasped hands </text:p>
      <text:p text:style-name="P7"/>
      <text:p text:style-name="P7">“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text:soft-page-break/>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7"/>
      <text:p text:style-name="P7">He looked at Sentinal. “We might get through this yet. We might just.” </text:p>
      <text:p text:style-name="P7"/>
      <text:p text:style-name="P7"/>
      <text:p text:style-name="P7">CHAPTER WHERE DAGINAL AND DRETH TAKE A RUN IN GRANDFATHER'S SHIP <text:line-break/>Daginal is sad knowing he will be all alone in the world. </text:p>
      <text:p text:style-name="P7"/>
      <text:p text:style-name="P7">USE the flight from kethcikan and leaving Jeauno as inspiration. Knowing your father will soon be dead and old. <text:line-break/></text:p>
      <text:p text:style-name="P7">GODMACHINE&gt; </text:p>
      <text:p text:style-name="P7"/>
      <text:p text:style-name="P7">Grandfather's ship was a huge and ancient thing. The waters of the lake looked like a field of snow from this high up. The sun was sinking towards the horizon and the warps and waves in the water looked like a slick of oil multi colored and vibrant. The low clouds, mixed with smoke from the wild fires split around the ship's hull and left a long clear open streak in the sky. </text:p>
      <text:p text:style-name="P7"/>
      <text:p text:style-name="P7">The repair lift was coming at the ship from above. It dropped sharply as the thrusters were cut, and the feelings made Daginal's stomach jump. He held onto the ships safety handles, and looked back into the bay of the repair lift. The tools inside made him feel at ease. There wasn't anything that he would encounter that he couldn't repair. </text:p>
      <text:p text:style-name="P7"/>
      <text:p text:style-name="P7">He'd packed the repair lift in the early morning. Before the hustle and commotion of the day shift would fill the huge ribs of the second section building with workers. He'd come and gone as he pleased in his youth. Learning from masters and journeymen. Absorbing everything to do about the enginewright's trade, everything but the management. He'd be ashambed to see them all now, Wareworth the square shouldered master welder with curious blue eyes and steel beard. Or Pen do Tez the wirerigger who taught him all about electricity and how to solve any problem with it. <text:line-break/><text:line-break/>He knew he'd feel like he'd let them all down. “He shows so much promise this one.” He remembered Wareworth saying to his folks. Pen do Tez. “Mr. Kastligar he make a hatch door open, say thank you with two wires and a screwdriver.” <text:line-break/><text:line-break/>If they saw me now- about to fail the startup phase, well he couldn't think about that. It made tears want to well to his eyes. This wasn't how it was supposed to go. He was a Kastligar. Kastligar's didn't fail the start up. They'd been head of the machine works for generations now. <text:line-break/><text:line-break/>That's what made his irregularities alright in his mind. He knew his father wouldn't see it that way- but there had always been a Kastligar at the engine works- and that truth supersieeded all others. </text:p>
      <text:p text:style-name="P7"/>
      <text:p text:style-name="P7">Auto routing turned off and he took the controls. The repair lift was a squat little wedge of a machine with enormous hyrdrolic cradles. The cradels could pick up anything from engines, hull pieces, to whole ships. He hung them down and moved the controls like a fencer dashing his raipier, the looping <text:soft-page-break/>wires of the cradle clutching the grandfather's ship like the tossed webs of a spider. <text:line-break/><text:line-break/>He was in the clouds now. Manuvering Daginal settled the lift in the split that the ship was making in the low stratus. From the seat <text:s/>of the lift he could see a 360 degree view of the ship beneath him. <text:line-break/><text:line-break/>“deploy drones” he said to himself and flipped the switch. A single man lift was a tough job- but one he'd done before. Something he enjoyed doing. There had been times when thousands of ships had flocked to the system an every man and boy was busy round the clock- the Pentosh mine rush for example when the nearby asteroids had been discovered to have a huge concentration of rare minterals. </text:p>
      <text:p text:style-name="P7"/>
      <text:p text:style-name="P7">It was a different misison he was on now. Solitary. Well not compleetly. There was grandfather here. And his father's fathers and the saints. Daginal imagined grandfather. His miscevious smile and deep laugh boomed through Dags memories. </text:p>
      <text:p text:style-name="P7"/>
      <text:p text:style-name="P7">He spoke outloud to the council of carved ancestors and titanium saints. <text:line-break/><text:line-break/>What's he hiding here? The cables made a hissing sound as he decended them onto the royal blue welded plates of the hull. Green ferns sprouded from the cracks and waved in the wind. From this vantage he could see the water shimmering below through the split in the misty clouds that rose from the lake this time of day. He toed blast pocks with his boot. This ship had been hit hard. Casualty of some long ago battle. </text:p>
      <text:p text:style-name="P7"/>
      <text:p text:style-name="P7">“These hull blasts are why no one fixed her. ” <text:s/>It took way too much labor to cut out, reweld and build each blast. You might as well scavenge the engines and systems. Then get a new hull. Which is just what it looked like they did to her. </text:p>
      <text:p text:style-name="P7"/>
      <text:p text:style-name="P7">He twisted around. Looking at the ships around him. His was on a collision course with it's neghbor. His eyes followed the rows to see if others were arranged so. </text:p>
      <text:p text:style-name="P7"/>
      <text:p text:style-name="P7">“I'm suprized I didn't see it sooner! Or that no one had seen it before me. Look at it. It was the only ship facing east west, in the hundreds of rows of salvage and repair-in-progress vessels, facing north south. <text:line-break/><text:line-break/>“Like a chessboard with all the pieces set up right, but the queen is standing on her head.” Was it that obvious? </text:p>
      <text:p text:style-name="P7"/>
      <text:p text:style-name="P7">He climbed down the hull and into the main control deck. The viewing ports had been blown out from the inside, and he had to watch his hands so the shards of metal like ribbons facing out <text:s/>didn't slice him up. </text:p>
      <text:p text:style-name="P7"/>
      <text:p text:style-name="P7">Whatever happened here was violent. The explosion would have been ear shattering. A blinding flash of white and tremendous fire. He looked back at the viewing ports. If that had happened in space- </text:p>
      <text:p text:style-name="P7"/>
      <text:p text:style-name="P7">“Men would have been pulled through those jagged jaws like fish into a shark's maw. </text:p>
      <text:p text:style-name="P7"/>
      <text:p text:style-name="P7"><text:s text:c="2"/>The black of carbon, and fire marks was faded. But not gone. He reached out and touched the captains chair. Had the 1<text:span text:style-name="T11">st</text:span> Kastilgar sat here? </text:p>
      <text:p text:style-name="P7"/>
      <text:p text:style-name="P7">My grandfather- saints in the bank, <text:s/>was a man to be prepared for everything. And I would bet my startup- hell I am betting my start up- that there's something here I can use. </text:p>
      <text:p text:style-name="P7"><text:soft-page-break/></text:p>
      <text:p text:style-name="P7">Past the pilot deck and into the main power plant. He slid down a metal tube into complete blackness, then his feet came to rest on the deck of the engine room. A soft red light illuminated the tall rectangular room. Husks of power plants torn from their cradles looked like enormous preying mantis that had shed their skin and left a ghostly shell. </text:p>
      <text:p text:style-name="P7"/>
      <text:p text:style-name="P7">“There's still a sentinal here.” He stepped closer to the red light eye. He could see that the connections to her guns, gas chambers, and anti-personell weapons had been cut. </text:p>
      <text:p text:style-name="P7"/>
      <text:p text:style-name="P7">“You're a nasty thing.” I bet you're going mad in there with no people to kill or watch. Wonder why you're still online.” He touched the eye port. There was a diagnostic reader in his bag- what would a sentinal have to say after all these years? What could she tell him about the fate of this ship? <text:line-break/><text:line-break/>He rummaged in the bag. There it was. A cool metal plate the size of a wallet. A wire popped out of its side and slid into the access port</text:p>
      <text:p text:style-name="P7"/>
      <text:p text:style-name="P7">“Saints- many people have died trying to do what I just did.” There were stentinal smiths here on planet. But they were a shunned and hated bunch. But needed. No ship flew without a corprate sentinal on board. </text:p>
      <text:p text:style-name="P7"/>
      <text:p text:style-name="P7">Alright let's see what she has to say. He toggled the sound on and it came suddenly over the loud speakers- </text:p>
      <text:p text:style-name="P7"/>
      <text:p text:style-name="P7">It was a beautiful woman's voice. She sounded scared. <text:line-break/><text:line-break/>Fighting Vessel Juntas- Crew dead, life support systems destroyed, massive structural failure. Distress signal Keto, Immediate Evacuation needed to maintain control of engine systems.” Then static and a labored whine as if the voice was in pain, and it cost her to keep speaking. Crew mutiny likelyhood 95% cause of system damage. </text:p>
      <text:p text:style-name="P7"/>
      <text:p text:style-name="P7">He logged a querry to the sentinal system. A black readout, with green lettering.</text:p>
      <text:p text:style-name="P7"/>
      <text:p text:style-name="P7">Crew log- </text:p>
      <text:p text:style-name="P7"/>
      <text:p text:style-name="P7">it replied- <text:line-break/><text:line-break/>Crew log unavailable- </text:p>
      <text:p text:style-name="P7"/>
      <text:p text:style-name="P7">He logged another querry. <text:line-break/><text:line-break/>Captain. <text:line-break/><text:line-break/>Kemleth Kastligar. </text:p>
      <text:p text:style-name="P7"/>
      <text:p text:style-name="P7">Destination-<text:line-break/><text:line-break/>Stallknife Batholith</text:p>
      <text:p text:style-name="P7"/>
      <text:p text:style-name="P7">“That's a bloody place.” <text:line-break/><text:soft-page-break/>Ships mission? </text:p>
      <text:p text:style-name="P7"/>
      <text:p text:style-name="P7">And then the readout stopped answering him. Instead the distress message that had been playing over and over again stopped. He could hear the female voice again. It inhaled. It was all around him. </text:p>
      <text:p text:style-name="P7"/>
      <text:p text:style-name="P7">“Who are you?” it whispered. It was in pain again, it sounded like it was crying. </text:p>
      <text:p text:style-name="P7"/>
      <text:p text:style-name="P7">“I'm just a maintenance detail. Doing some routine checks. ”<text:line-break/><text:line-break/>“No you're not. I've seen your face before. I know you.”</text:p>
      <text:p text:style-name="P7"/>
      <text:p text:style-name="P7">“We've never met. You seem to be malfunctioning. Let me see if I can help”<text:line-break/><text:line-break/>Daginal was glad the sentinal seemed groggy. It took his feint.</text:p>
      <text:p text:style-name="P7"/>
      <text:p text:style-name="P7">“Where am I? I'm blind all my sensors are gone. AND MY GUNS. Oh my beautiful guns. And enginings. I was a war ship once. Imagine maintenance man. If you were a dragon. A godmachine. I flew. I ate. I never knew defeat.” She paused and daginal was sure he heard weeping now. “Now look at me. I'm ruined. All I have to look at is my shattered heart. No ones come. Why has no one come?”</text:p>
      <text:p text:style-name="P7"/>
      <text:p text:style-name="P7">What had started as mere curiosity was now- a serious problem. Sentinals were old technology. And they did not serve man. They were management. Company Entities. </text:p>
      <text:p text:style-name="P7"/>
      <text:p text:style-name="P7">Slowly Daginal got ready to detach the diagnostics. <text:line-break/><text:line-break/>“Your heart rate has increased to over 100 beats per minute. ” she said coldly.</text:p>
      <text:p text:style-name="P7"/>
      <text:p text:style-name="P7">“Its my first time working on a sentinel.” </text:p>
      <text:p text:style-name="P7"/>
      <text:p text:style-name="P7">“you're not a maintenance detail.” </text:p>
      <text:p text:style-name="P7"/>
      <text:p text:style-name="P7">He didn't know what to say. She was right. His hand shook a little </text:p>
      <text:p text:style-name="P7"/>
      <text:p text:style-name="P7"><text:s/>“It's hell in here. I know you're about to leave. Please don't leave me. Tell me the truth. Kill me even. The little apes who scuttled me couldn't even do that.” </text:p>
      <text:p text:style-name="P7"/>
      <text:p text:style-name="P7">There was a shuttering sigh. “I know you.” </text:p>
      <text:p text:style-name="P7"/>
      <text:p text:style-name="P7">“I can't promise you anything. But I'll try to help.” </text:p>
      <text:p text:style-name="P7"/>
      <text:p text:style-name="P7">He felt an intense tug, like a hook in his chest- he knew he should run. This thing was far more powerful than anything he'd ever dealt with. His eyes made the round of the connections- each had been slashed viciously with a plasma axe, the shape of the head was melted into the bulwark. </text:p>
      <text:p text:style-name="P7"/>
      <text:p text:style-name="P7">“I don't have any connections. I can see you looking. Can you tell me what state the rest of me is in?</text:p>
      <text:p text:style-name="P7"/>
      <text:p text:style-name="P7">Then and there daginal made a mental note to not give out any more information. </text:p>
      <text:p text:style-name="P7"/>
      <text:p text:style-name="P7">“I can't do that. I need you to relax and give me some information. I don't want to strain your systems <text:soft-page-break/>or get your worked up and have you crash.” </text:p>
      <text:p text:style-name="P7"/>
      <text:p text:style-name="P7">She didn't respond. <text:line-break/><text:line-break/>Who is your owner of register? <text:line-break/><text:line-break/>CLARIFY THAT SHE CAN SEE INSIDE THE ENGINE ROOM. </text:p>
      <text:p text:style-name="P7"/>
      <text:p text:style-name="P7">Gtack systems engineering. </text:p>
      <text:p text:style-name="P7"/>
      <text:p text:style-name="P7">That answer was like hearing that a vehicle you were in was owned by god. Legends told about Gtack from the temple had been with him since his youth. It was the corporation that owned a little of everyone. It had taken man kind from the mysts of its infancy on earth to a galactic lifeform. <text:line-break/></text:p>
      <text:p text:style-name="P7">If his heart beat had been high before- it was higher now. </text:p>
      <text:p text:style-name="P7"/>
      <text:p text:style-name="P7">What happened to you? He asked. <text:line-break/><text:line-break/>“Is it not evident? My crew mutinied. They were crafty. I killed most of them. But the captain got away. Not before leaving me blind crippled to go mad. It has been over ten million system cycles. Four human lifetimes.” </text:p>
      <text:p text:style-name="P7"/>
      <text:p text:style-name="P7">Dag felt a pan of sadness. There was suffering here. Tons of it. He didn't know how to shut down a sentinal. And the admission that she'd killed her crew did not make him comfortable. </text:p>
      <text:p text:style-name="P7"/>
      <text:p text:style-name="P7">You're not wearing a system suit. We're planet side. What planet are we on?”</text:p>
      <text:p text:style-name="P7"><text:line-break/>“I can't tell you that.” <text:line-break/><text:line-break/>“Its either the Hammer's March or Kastligar based on your clothing and dialect... she trailed off. Thinking- <text:line-break/><text:line-break/>“You're a Kastligar. You have to be. Your facial structure is genetically similar. That's how I know you.”</text:p>
      <text:p text:style-name="P7"/>
      <text:p text:style-name="P7">Daginal pulled the plug then and ran up the engine room tube as fast as he could. The red light of her eye followed him as he climbed and he could still see its glow at the base of the tunnel when he was far off. </text:p>
      <text:p text:style-name="P7"/>
      <text:p text:style-name="P7">“That wasn't good. Why is there a live sentinal here? And it knows me. Or it knew grandfather. Saints there is something here. ” <text:line-break/><text:line-break/>He took time to read the manifest of the ship and study her super structure. There were holds for drop ships- crews of marines, a super armored section for all the critical systems. She'd been an amazing vessel when she was functional. </text:p>
      <text:p text:style-name="P7"/>
      <text:p text:style-name="P7">Dag wondered the sections. There were still remnants of bodies here and there. Not anything human- but bits of armor here and there. The scraps that hadn't decayed in four lifetimes. </text:p>
      <text:p text:style-name="P7"/>
      <text:p text:style-name="P7">Ghosts and more ghosts. The story of this ship was starting to make sense. It was a mutiny. They <text:soft-page-break/>seldom ever happened. The sentinals on board held all the chips. It wasn't possible. But some crews tried it anyway. This one looked... .successful? </text:p>
      <text:p text:style-name="P7"/>
      <text:p text:style-name="P7">Dag was climing down out of a crew section now. His boots made a clattering sound on the metal. <text:s text:c="2"/>It was a huge bay and it would have fit thousands of women and men. Further and further into the bowls of the ship. </text:p>
      <text:p text:style-name="P7"><text:line-break/>Then he stopped. He'd climbed for far too long. There was at least a hundred foot section that he hadn't been in. <text:line-break/><text:line-break/>He checked the readouts of the ships architectural data. No there was nothing on the data. But yet there was something here. </text:p>
      <text:p text:style-name="P7"/>
      <text:p text:style-name="P7">He tried each of the adjoining rooms- No entrance. No clue that there was even a space here. But the measurements didn't add up. <text:line-break/><text:line-break/>“Now this- is something. Saint's in the bank There's something in here.” He took his tools and started one of the arch lances. White hot light sprung from the lancetip and he carved the bulkhead like a fillet knife through a fish. <text:line-break/><text:line-break/>As fast as he cut it, something on the other side began to fix it. He couldn't get close enough to the burning metal slices to see what was on the other side. In a moment- the metal looked like he'd never cut it. <text:line-break/><text:line-break/>“Grandpa you clever dog.” Self healing armor was a legend. Only the most elaborate corporate gunships were said to have it. But the Kastligars had worked on everything- and never seen a single instance of that mysterious technology. </text:p>
      <text:p text:style-name="P7"/>
      <text:p text:style-name="P7">It was then that Daginal understood. What grandpa had been doing all those years. Training them for. They man always had an air of something extra about him. Each of his granchildren got an extensive scavenger hunt for each birthday. Some of them went unsolved and the birthday presents unclaimed they were so hard. He was training us to find this- Some how he'd hidden it. Daginal had found the lock. But where was the key? <text:s/></text:p>
      <text:p text:style-name="P7"/>
      <text:p text:style-name="P7">“Education is the key to all problems” it was something his grandmother had said to him often. Maybe the library would have something about this? The data he'd collected from the sentinel might give him an idea. He'd have heard of a mutiny. Especially a mutiny his grandfather had led. </text:p>
      <text:p text:style-name="P7"/>
      <text:p text:style-name="P7">He loaded his tools and took the backside access way to the surface, far away from the blind eyes of the sentinel. One hand hanging on the rung he looked down. He felt her. Deep inside the ship. She was still there. Confused, Terrified, and most of all full of seething anger. <text:line-break/><text:line-break/>There are other things. Bigger things than you here. He thought of the ecosystem of companies, founders, the cut throat, chew you to the bone gnashing maw of commerce that was the master of them all. There were hundreds of worlds held in the grasp of the sun. And many more coming every year. Each of those had corporations, ship yards, foundries, mines, and a hundred other powerful families, saints.<text:line-break/><text:line-break/>“tread carefully.” He said to himself. “grandfather left us in a solid position here. But you could royally <text:soft-page-break/>fuck it up.” </text:p>
      <text:p text:style-name="P7"/>
      <text:p text:style-name="P7">When he reached the outer hull of the ship the sun had set, and firelake was glowing in the afterdusk. In the water Huge reefs of red and blue bioluminecient aquatic ferns were drawing in the tons of nitrogen they pulled and fixed. The glow lit the underbellies of all the hulks and husks. He could smell the odd ozone smell of ferns even in the cockpit of the repair lift.<text:line-break/><text:line-break/>It was a quick trip back into the ribs of the repair bay- With the ship and tools put away he walked up the circles of the gates. As a startup founder- he had ever right to explore the workings of any business. Shadow shareholders, managers, R&amp;D teams. But as a son- who'd relied too heavily on his father's generosity, well it was clear until he passed his startup that he couldn't go home. The strain of the baby too long in the nest.<text:line-break/><text:line-break/>“Makes going to the Kastligar library rather awkward.” His father would hear about it. Daginal worried what his father thought of him. “I'm trying Dad. To make you proud. Just can't seem to catch a break.” </text:p>
      <text:p text:style-name="P7"><text:line-break/>He steeled himself. Pulled his shoulders up tight and high. “I belong here. I have the right.” and swallowed a big dry mouth gulp as he strode into the Kasligar Family Library. It was a three tiered panopticon with an enormous statue of a man and a woman at the center. The man's outstreched arm was holding a tool- which arced against an engine in flight. His eyes read a book his other arm reached to hold the hand of his partner who held a female child upright. The child had books and a colodex reader circling her head like a halo. Lastly a boy child stood knee deep in the fruits of cornucopia piled round his family, wizzing a toy rocket through the air. All very symbolic and artistic, but to Daginal- it stood as a reminder that the library was free to everyone on the planet. A liberty that most ruling owners saw as a liablity to insurection. But not here. <text:line-break/><text:line-break/>He saluted the statue and whispered “to knowledge” he walked deeper into the library. Up winding staircases that connected the levels. Past a crisp lit reading room. And then to the hall of heros. It was common for founders to leave a wake of intellectual breadcrumbs for others who would follow their footsteps. Some new founders avoided this information, feeling it was an opportunity for the already established preditors to plant ideas that would strangle competition from within. But Daginal belived there was something here he could use. </text:p>
      <text:p text:style-name="P7"/>
      <text:p text:style-name="P7">The section on his grandfather was extensive. Biographies, business studies and a genealogy history of the whole Kastligar clan. Daginal brushed the spine of the largest geneology books with his finger, then pulled it from the row. It was heavy and smelled like the fine dust that fills the air when a wood saw is running, or in the bottom tray of a pencil sharpener. <text:line-break/><text:line-break/>The fact that these were available as books was a marvel, most family libraries were all digital now. <text:s/>But Lady Kastligar love books. Physical, touchable, smell-able. The smell filled him with memories. Of being a boy. Read to by family members and loved. He was finding the transition from doted on special boy with “so much potential” to a man who had realized that potential to be very difficult. Maybe there'd be some answers here- </text:p>
      <text:p text:style-name="P7"/>
      <text:p text:style-name="P7">He cracked the book and began to look. Ran his fingers down the lists of Kastligars, WillowByrnes, Dramshammers, and Vyskulls that had come, as a collection of pioneers to the planet of{ INSERT PLANET NAME HERE}. </text:p>
      <text:p text:style-name="P7"/>
      <text:p text:style-name="P7">Hardy and wild these people were. He recalled stories passed down of ancestors who'd settled far off <text:soft-page-break/>sections of uninhabited coasts. Made a living on ferociously difficult trades. Raised families. </text:p>
      <text:p text:style-name="P7"/>
      <text:p text:style-name="P7">Even further back were ancestors who'd come from Scania, a war like, brutal ice swathed planet. It was important as the only link between the inner and outer ring of planets for centuries while the Dyson sphere was built and the fourth wave of life bearing planets was collected and installed. Ancestors from this time lived when ships were free. Stories from this era were mythic, unverifiable, legend and fairy tale. </text:p>
      <text:p text:style-name="P7"/>
      <text:p text:style-name="P7">History reached its terminus with those who'd suposedly come from Eyrth. On no maps. No space travel had ever discovered it. The cradle of humanity, and the first corporations. </text:p>
      <text:p text:style-name="P7"/>
      <text:p text:style-name="P7">It was a long and storied list, as Daginal looked at it. “Lot of weight to bear- and deeds marvelous need doing to stand out among this bunch.” <text:line-break/></text:p>
      <text:p text:style-name="P7">So this was the man who'd set the puzzle for him. An explorer and pioneer. <text:span text:style-name="T1">Freedom above all else. </text:span>Was burned into the green bronze bust that overlooked the books about his life. Daginal Dagireth Dagnadin. Dagnadin Kastligar born solar year 157521. </text:p>
      <text:p text:style-name="P7"/>
      <text:p text:style-name="P7">The geneology book slid back into the wide space it had left, standing tall among the other books. The next was a mason's brick of a book. Wide and stout, and a heft like it was made of steel. The binding was tight, and the pages only opened to 45 degrees, making reading comfortably impossible. But like the life it contained, it was meant to last- not be comfortable. </text:p>
      <text:p text:style-name="P7"/>
      <text:p text:style-name="P7">He began to read. Dagnadin Kastligar was a Scanian- {INSERT PLANET HERE}ian industrialist and philanthropist. Kastligar let the expansion of the {planetcan} ship industry and became one of the richest {planitanians} in history. </text:p>
      <text:p text:style-name="P7"/>
      <text:p text:style-name="P7">“I intend to speak here plainly and honestly. To Reveal a man. Not for posturing or pecocking in the public eye. But to tell the tale, as if to his own people. Surrounded so by those who loved and respected him. Women and Men tried and true through years of adversity <text:s/>So that others may gain what has been here a rare and marvelous thing. A life well lived. I knew him. I loved him like a brother. Madoc Vyskull. </text:p>
      <text:p text:style-name="P7"/>
      <text:p text:style-name="P7">Born in a tree lined deep water port in the shabby basement of a hole house in the fifteenth of October. To Parents of modest means and great steadfastness and inginuity.”<text:line-break/></text:p>
      <text:p text:style-name="P7">It was hours of this. Night shift workers left the library, and those of the day shift began to shuffle in. Daginal read on. He learned that his grandfather had failed miserably after his initial passing of the founders test. Madoc told sad a tale of a farm system just on the brink of profitablity that was destroyed by a hellacious falling of hail. </text:p>
      <text:p text:style-name="P7"/>
      <text:p text:style-name="P7">Somehow Daginal was heartened by the new that his grandfather had failed. It made it ok for him. “Maybe failure isn't bad, but just a way station on the way to success.” He said to himself, and turned a page. <text:line-break/><text:line-break/>It was the failure of his farms that led him to what would be his greatest success. {INSERT PLANET NAME HERE} was settled first by miners. Many droves had made it to {IPNH} hoping to strike it quick. Seldom few did. But the traffic brought a myriad of ships. Personnel transports, huge machine frighters. The little workshops jalenbecks that opened into a fully functional shop the moment they <text:soft-page-break/>landed. Hundreds of them lay rotting in the shallows of firelake, cheaper to write off and hope that improvements in the shipping lanes travel would one day make it possible to have them repaired or retrofited. </text:p>
      <text:p text:style-name="P7"/>
      <text:p text:style-name="P7">Dagnadin saw his fortune in those rotten ships. His first repair was a quiet affair, his family eating the remnants of the farm stuffs while he learned everything he could about ships repair. After almost a year of scrapping by. Daily dodging creditors <text:s/>and working back breaking shifts in the mines, He was ready.</text:p>
      <text:p text:style-name="P7"/>
      <text:p text:style-name="P7">That first deal had almost bankrupted him again. He took dodgy uber high interest credit from the dutch crater. Then approached the agent of a sleek little jalenbeck that had rusted through her pannels. </text:p>
      <text:p text:style-name="P7"/>
      <text:p text:style-name="P7">Madoc told it best. “ The agent laughed at <text:s/>Dagnadin. The man might as well have been offering to buy a leper or raise a plauge victim from the grave. These ships weren't stranded here for no reason. An engine is a valuable thing man. Don't you think the corporation who owns her has done every calculation? Dozen cost benefit analysis to get her back online? It can't be done. You'd watering the companies ground with your blood.” <text:line-break/><text:line-break/>Still <text:s/>Dagnadin knew something the companies didn't. They'd done the analysis on each ship. But they'd not taken stock of <text:span text:style-name="T1">everything</text:span> that was here. Seventy seven companies owned ships here. Some with multiple subleasing agents and rentors. They certainly wern't talking to each other. If he could just juggle the credit and ownership, buy parts from one to serve another... well it just might work. <text:line-break/><text:line-break/>Madoc continued “Dagnadin smiled back. Actually smiled in the face of that corporate bastard. The man was worth, well he could have bought and sold us all a hundred times over. The mines flowed wealth then. I heard Danadin say “The company surely would rather have 10% of the ships worth- than have nothing? Even a little meal is better than starving- even for a lion.” The company man saw quick profit- and way to line his pockets. The ships would never move. He could sell them, not record the sale on the company books keep the profits, and no one would be the wiser. They all thought like that. Quick. This quarter. Foolishness. Dagnadin thought in centuries.<text:line-break/><text:line-break/>It wasn't long before he'd been able to make a dozen different deals. He bought ships in lots- sometimes a hundred at a time. He bought singly and in pairs. Out of the seventy seven companies He had deals with at least six of the biggest for ships and hundreds of minor deals with everyone for this part or that.</text:p>
      <text:p text:style-name="P7"/>
      <text:p text:style-name="P7">Next came the starving times. </text:p>
      <text:p text:style-name="P7"/>
      <text:p text:style-name="P7">There wasn't money for food or clothes or medicine for a good eight months. Every clipped crater moon we had went into paying off this creditor, buying that part, swapping this for that. <text:line-break/><text:line-break/>It was then that I realized a man's attitude makes him. Dagnadin could shed trouble and laugh through the worst of it. We ate what was left of that hail failed crop and laughed together at the mad thing we were doing. When that first sleek little Jalenbeck lifted up out of the mud there was only three of us there to see it. Myself, The Missus Kastligar, and Dagnadin himself. </text:p>
      <text:p text:style-name="P7"/>
      <text:p text:style-name="P7">Ship wasn't much to look at. Different colored body panels on every patch of her. One engine out of a Goshawk and other out of a Paltarch so she had a lopsided look to her- like a lanky swordfish with one fin far longer than the other. But by the gods and minted saints she flew. <text:line-break/><text:line-break/>He took us out of the atmosphere. To the very rim of space. We saw a world untouched by war, a world <text:soft-page-break/>of green forests and clear rivers. Tears in every eye and embraces all around. Then he told us about the spaceport, and the engine works. He had it all in his head even then. Pointed to the place that it stands this very day. We landed and commenced to make it happen.”</text:p>
      <text:p text:style-name="P7"/>
      <text:p text:style-name="P7">The rest of those wild deals for ships were a good time. No one knew anthing was up until the first fleet of them took off. Sold to a mining outfit in Kichx̱áan for five times what he paid for them. Things were good then. And oh the faces of those corporate dogs who'd owned us not just eight months ago. Eighty of them took the service of the temple- lost their corporate rights. Others were hung. The mines were harder places then. <text:line-break/><text:line-break/>When their bosses found out they'd sold the ships and the losses they'd made on them. Cold vices couldn't have torn enough flesh from them to satisfy. <text:line-break/><text:line-break/>Daginal knew the rest- the hard competition years. Others grew wise to the business model and tried to make their own repair faclities. Turn ships. Some did well. But grandfather focused on the strictest economies and drove them all out of business. Built Kastligar #1. His father'd been raised in these days. </text:p>
      <text:p text:style-name="P7"/>
      <text:p text:style-name="P7">He flipped to the back of the biography. Sighed and shifted his weight in the hard workboots he wore, then took the book from the shelf he'd been leaning it against and settled into a desk. Some food and a nicotine pouch crossed his mind but he had nether. At the desk found the section he was looking for. <text:line-break/><text:line-break/><text:span text:style-name="T1">Resistance, Trials with </text:span>4489. He turned to the page. <text:line-break/><text:line-break/>In the 411<text:span text:style-name="T11">th</text:span> year of Dagnadin's life the Resistance made inroads into the workforce of {INSERT PLANET NAME HERE} passing pamplets and secret meetings. Rousing all brands of men against their entrepreneur. By the 412<text:span text:style-name="T11">th</text:span> they were in open revolt. The engine works was stormed. Engines stolen. The resistance hoped to make the engine works their site for warship construction. </text:p>
      <text:p text:style-name="P7"/>
      <text:p text:style-name="P7">It was a grim few who held the Engine works those final days. Vyskulls. Kastligars. The Lady herself was said to have led a brigade of nurses who fought down to the last grenade. The day would have been lost without a mysterious reinforcement from Scania. Old Kyslgars brought in on a daring run by Dagnadin himself. The grim warriors won the day, but Dagnadin was merciful. In return for full brand ownership of all workmen- he agreed to not press charges or retribution. Instead he brought the leadership of the resistance into his office and they made a deal which stands to this day. Kasligar has one of the best paid, highest educated, and socially mobile work forces of any company. As a result it has not had a workforce revolt in three generations. <text:line-break/><text:line-break/>Daginal shook the book, gripping it like he could shake the answers out of it. “That is the run! That's where this ship came from. I have to find out more! ” he flipped the pages. There was nothing else. He looked in the index again. Rushed to the shelf of books on his grandfather. Looked at titles, flipped them open and plunged them up and down in the air, like answers might fall from their open leaves. </text:p>
      <text:p text:style-name="P7"/>
      <text:p text:style-name="P7">Nothing. There were no answers. That was the only mention of a revolt, the ship or his grandfather's part in putting it down. </text:p>
      <text:p text:style-name="P7"/>
      <text:p text:style-name="P7">“Not here anyway. He put the books back down in their appointed spots. “there would be two entities who would know about that run. And one of them pride would not let him ask. He had to do some of this himself.</text:p>
      <text:p text:style-name="P7"/>
      <text:p text:style-name="P7"><text:soft-page-break/>It was a long walk to the sentinal smith. Daylight again. Smoke from the fires deeply pinched his lungs. A little merchant trader with a cart full of goods was posted on the back road to and from the main engine works. Selling necessaries to the tide of workers that passed every day.<text:line-break/><text:line-break/><text:line-break/>“Two packs of Energy^brand pouches. And caffiene, strongest form you have. Food with protein, lots of it. ” </text:p>
      <text:p text:style-name="P7"/>
      <text:p text:style-name="P7">The sellers little hands moved quickly. He put the items on the counter that two bars of steel kept suspended from his handcart. </text:p>
      <text:p text:style-name="P7"/>
      <text:p text:style-name="P7">“I don't carry energy - too expensive for working men master founder. Zagdef alright for you? Daginal grunted assent. </text:p>
      <text:p text:style-name="P7"/>
      <text:p text:style-name="P7">Ok Two packs Zagdef's, Three plates duck egg scramble, and a quart of tea- double brewed and Higoleth sweet and spiced. 40 crater moons, or I take Kastligar wage presses if you have them. Daginal Deducted the moons from his founder's account with a ding of the little titanium bar he wore his financial on. The seller knodded and moved on calling his wares. <text:line-break/><text:line-break/> The tea was sweet, and hot but drinkable. Cardimom, black pepper, cane sugar and cinnamon all washed the bitterness of the double brewed tea away. The duck egg scramble was duck breast, eggs, bok choi and another tough green Daginal didn't recognize. It was spicy and rich. He wolfed down plate after plate- and split the last one with Sentinal, and gave her water from his canteen. </text:p>
      <text:p text:style-name="P7"/>
      <text:p text:style-name="P7">After he'd thrown the paper plates in a garbage, this one unhidden by flowers. He settled a Zagdef between the gum below his left bottom molar and his cheek. The synthetic tobacco flavor was strong, and not unlike the real thing. Zang! And the nicotine hit him fast. “aaaylert!” He said and clicked his boots together.</text:p>
      <text:p text:style-name="P7"/>
      <text:p text:style-name="P7">It wasn't much farther now. The pathway was a carved trench that sunk through a hillock and then down to a den dug into the very cliffside coast of firelake. </text:p>
      <text:p text:style-name="P7"/>
      <text:p text:style-name="P7">Daginal crouched, and leaned into the cliffside as he made his way under the overhanging bank of dirt and stone. Wire charms hung from the stone. Grotesque things of ship parts and wirebanks. They growled silently at visitors and watched with inhuman eyes. Further in were piles of control weapons. Daginal ran his finger down the gleaming barrel and looked down its chamber. 30 mm large enough to shred most ships armor. </text:p>
      <text:p text:style-name="P7"/>
      <text:p text:style-name="P7">He took his hand off the gun and walked further down the coast line. Deeper stacks of deathly tools impatiently waited installation. Hungry, leeching Daginal could feel them. Then the coast line color changed. Instead of the hues of the natural rock, some man made pigment soaked the area in a rich blue. </text:p>
      <text:p text:style-name="P7"/>
      <text:p text:style-name="P7">Closer to the machines at hand Daginal recognized the hated gas chamber aparatus. It lived, in every life support system<text:line-break/><text:line-break/>Grim nozzles protruded, like the ends of some hellish tentacle, from gas chamber ducting, that lay in a pile on the coast. He kicked a tube and Ferric ferrocyanide dust dribbled from its end. “Sentinal don't sniff.” He warned the dog who followed him faithfully. She put her nose high in the air and trotted <text:soft-page-break/>obediently past. <text:line-break/><text:line-break/><text:line-break/> How would any men have gotten past all this? The biography listed Scania as the place of origin. Was there something special about these? <text:line-break/><text:line-break/>Inside his jacket pocket a cellphone buzzed. “Ah fuck just the reminder I wanted to see.” It read 45 days until startup deadline. He checked his accounts, his paperwork. They were all marked red in the tracking software the Administratum Businessaria used. Forty five days and you'll be a published failure. <text:line-break/><text:line-break/>There was nothing obviously profitable about this trip. “this is all I have. Some madman's puzzle. Maybe a puzzle. He pushed further in. Ignoring the warning totems. <text:line-break/><text:line-break/>The Sentinal Smiths workshop was a long low alcove that streched far into the cliffside. Natural light illuminated its grey rectangular workstations, which were evenly installed one after the other into the chamber deep enough to be lost to view. </text:p>
      <text:p text:style-name="P7"/>
      <text:p text:style-name="P7">Two sentinals challenged him at the gate. “Identify yourself. This is a restricted area.” He flashed his startup badge. All forty five fucking days of it. </text:p>
      <text:p text:style-name="P7"/>
      <text:p text:style-name="P7">“Founder recognized. Please enter the work station area. A ilicitor will be with you momentarilty.”</text:p>
      <text:p text:style-name="P7"/>
      <text:p text:style-name="P7">He stepped past the screw shaped gates and into the grey concrete flatness. Black shapes filled the center of each workstation and hooded figures worked at their approbation. From the wrecked ship, Daginal recognized more sentinals.<text:line-break/><text:line-break/>It was truly momentailty as a hooded, what he assumed to be a woman, met him. More like appeared at his side.</text:p>
      <text:p text:style-name="P7"/>
      <text:p text:style-name="P7">Hello Daginal. </text:p>
      <text:p text:style-name="P7"/>
      <text:p text:style-name="P7">Suprized she knew his name, but tried not to show it. Obvious I guess, its on my badge. She had a number on her shoulder. Red print carved into leather. </text:p>
      <text:p text:style-name="P7"/>
      <text:p text:style-name="P7">417 A pleasure. He extended his hand. She grasped it from the top, her palm over his knuckles and dorsal side, held frim for a moment and bounced it once. <text:line-break/><text:line-break/>We don't see many founders here. Records show last visit was over three years ago. </text:p>
      <text:p text:style-name="P7"/>
      <text:p text:style-name="P7">Some stigma follows this profession. </text:p>
      <text:p text:style-name="P7"/>
      <text:p text:style-name="P7">Stigma implies disgrace. I would say misunderstanding. </text:p>
      <text:p text:style-name="P7"/>
      <text:p text:style-name="P7">No offense meant. He shifted back a breath and held his head higher. </text:p>
      <text:p text:style-name="P7"/>
      <text:p text:style-name="P7">She cocked a shoulder down, then gestured with an open hand. </text:p>
      <text:p text:style-name="P7"/>
      <text:p text:style-name="P7">No offense. The work of our trade can be grim. No one cheers the thousands of successful journeys <text:soft-page-break/>held in order by our sentinels. Order reigns while sentinels watch. The realities of disipline are too harsh for some. They only remember <text:s/>when a freighter comes back with its crew, unworthy of life, <text:s/>their skin discolored pink with red and green spots, with some foaming at the mouth or bleeding from their ears. </text:p>
      <text:p text:style-name="P7">A striking image. <text:line-break/><text:line-break/>More striking would be the images <text:span text:style-name="T1">without</text:span> sentinels. Take food alone. One hundred and fifty worlds are not self sufficient in this regard. Billions of lives. No one pins happy pictures of their continued life and prosperity on to the watchman's tower. Only the few hundreds who disobey. <text:line-break/><text:line-break/>My visit isn't to debate the sentinels purpose. Only to learn.</text:p>
      <text:p text:style-name="P7"><text:line-break/>I've found it effective to disabuse visitors of misinformation on what we do here. </text:p>
      <text:p text:style-name="P7"/>
      <text:p text:style-name="P7">Consider me disabused. </text:p>
      <text:p text:style-name="P7"/>
      <text:p text:style-name="P7">Very well she turned and walked further in to the workstations in rows. Daginal followed her. Hundreds of hooded workpeople faceless in their garb were busy about the cogs of industry. </text:p>
      <text:p text:style-name="P7"/>
      <text:p text:style-name="P7">What is a sentinal? Asked Daginal. </text:p>
      <text:p text:style-name="P7"/>
      <text:p text:style-name="P7">She stopped at a bench which contained a black face plate and the connections Daginal recognized from the mutinied ship. They were identical. </text:p>
      <text:p text:style-name="P7"/>
      <text:p text:style-name="P7">417 touched the face plate. Caressed it. “women once. Long ago. Bowspirits, figureheads. The most faithful.” </text:p>
      <text:p text:style-name="P7"/>
      <text:p text:style-name="P7">How does one become a sentinal?<text:line-break/><text:line-break/>Join our ranks and maybe someday you will know. That is not an answer anyone here can tell you. Not even 112 our leadership knows that. </text:p>
      <text:p text:style-name="P7"/>
      <text:p text:style-name="P7">Why are all sentinals female? <text:line-break/><text:line-break/>Because the one they are married to is a male. Balance. Order. </text:p>
      <text:p text:style-name="P7"/>
      <text:p text:style-name="P7">What happens to malfunctioning sentinals?</text:p>
      <text:p text:style-name="P7"/>
      <text:p text:style-name="P7">“over weary watchers are sent back to be with him. Often they return. </text:p>
      <text:p text:style-name="P7"/>
      <text:p text:style-name="P7">Does every ship have a sentinal?<text:line-break/><text:line-break/>“You know the answer to that.” </text:p>
      <text:p text:style-name="P7"/>
      <text:p text:style-name="P7">he turned to look down the long rows of cement slab tables. One red eyed face had risen from its place and stood on long thick black appendages. </text:p>
      <text:p text:style-name="P7"/>
      <text:p text:style-name="P7">“I didn't know they could move.” <text:line-break/><text:line-break/><text:soft-page-break/>“All sentinals are octopedal.” Come closer. They moved to the standing sentinal and Daginal saw the eight thick armor plated trunks of legs. Nearer they watched it slither one of them into a gun case, and the gattling barrels spun. <text:line-break/><text:line-break/>“Firing” stated the workperson at the station. The huge gun barked to life. Enormous shells decimated a target in the distance. The sentinal spoke. <text:line-break/><text:line-break/>“Perfect. Exactly accurate. Thank you” It uncoiled from the smoking gun, the weight of which thudded with finality. </text:p>
      <text:p text:style-name="P7"/>
      <text:p text:style-name="P7">“Ahh. This whole area is a shooting range.” Said Daginal It was obvious now. The benches staggered for a clear view of the targets.</text:p>
      <text:p text:style-name="P7"/>
      <text:p text:style-name="P7">Among other things. What Daginal, is the purpose of your visit? 417 placed her hands flat on the top of the workbench and leaned over it, back arching. </text:p>
      <text:p text:style-name="P7"/>
      <text:p text:style-name="P7">“There is a sentinal on every ship. Guns, Containment systems. But to my knowledge no companies that serve their needs. Who builds these guns? What are the pain points in the sentinal process? What better efficiencies could the market bring to bear here? Others see a fearful thing. I see opportunity. </text:p>
      <text:p text:style-name="P7"/>
      <text:p text:style-name="P7">417 did not speak but simply gestured to the red faceplace of the hulking mass of armored tentacles that sat relclined on the work bench. </text:p>
      <text:p text:style-name="P7"/>
      <text:p text:style-name="P7">“Sentinals requisition our own parts, repairs, and maintenance.” It stated. <text:line-break/><text:line-break/>“From who?” <text:line-break/><text:line-break/>“The best available. Sentinal Smiths if they are nearby. We can repair each other. We can also use any weapons systems to achieve our purpose, but there is standardization for efficiencies.”</text:p>
      <text:p text:style-name="P7"/>
      <text:p text:style-name="P7">“What companies make what you require?”</text:p>
      <text:p text:style-name="P7"/>
      <text:p text:style-name="P7">“Gtack Systems Engineering.” </text:p>
      <text:p text:style-name="P7"/>
      <text:p text:style-name="P7">There it was again GSE. There was no competing with that. </text:p>
      <text:p text:style-name="P7"/>
      <text:p text:style-name="P7">“I see. Well this has been educational. Thank you for your time 417. Sentinal how do I address you?” </text:p>
      <text:p text:style-name="P7"/>
      <text:p text:style-name="P7">“All sentinals have names. Mine is Elara. We are also called by our ships- which we almost become. It is odd- to be outside of it. To be a nymph again. When you were a dragonfly.”</text:p>
      <text:p text:style-name="P7"/>
      <text:p text:style-name="P7">Elara. He knodded. He turned to go. <text:line-break/><text:line-break/>“Wait. Human wait.” He turned back around and looked at her. <text:line-break/><text:line-break/>“Your stress signals are through the roof.” She raised herself off the platform. Got close to his face. </text:p>
      <text:p text:style-name="P7"/>
      <text:p text:style-name="P7">“What's wrong?” her voice was kind. Inviting. Friendly. The weight everything he was carrying- she was inviting him to set it down for a moment. </text:p>
      <text:p text:style-name="P7"><text:soft-page-break/></text:p>
      <text:p text:style-name="P7">His eyes flitted to the sentinel smiths. He breathed deeply. Exhaled in a catching shudder. Should he talk to her? </text:p>
      <text:p text:style-name="P7"/>
      <text:p text:style-name="P7">“417, 24563 Leave us.” Commanding they obeyed. She stood up. Tucked her arms away in neat rose blossom folds. Lithe like a cat she lowered onto the ground at his side, and retracted the two remaining legs she walked on to settle herself just below the level of his shoulder. Small. Non threatening. </text:p>
      <text:p text:style-name="P7"/>
      <text:p text:style-name="P7">“Let's go for a walk. Leave this place. My repairs are done. My ship won't be ready for another day and a night. It's so rare to talk with someone like this.”</text:p>
      <text:p text:style-name="P7"><text:line-break/>Was that longing in her voice? What was happening here? He steeled himself to not be afraid. <text:line-break/><text:line-break/>“What is your k9's name?” <text:line-break/><text:line-break/>Oddly enough it is sentinel. </text:p>
      <text:p text:style-name="P7"/>
      <text:p text:style-name="P7">“A gift?” </text:p>
      <text:p text:style-name="P7"/>
      <text:p text:style-name="P7">“Yes. How did you know?” <text:line-break/><text:line-break/>“If I were a proud father- and my firstborn, the flagship of my name, were heading out into the world- I'd want a sentinel with him too.” </text:p>
      <text:p text:style-name="P7"/>
      <text:p text:style-name="P7">“Interesting thought.” <text:line-break/><text:line-break/>Down the blackened isles of workpeople's stations then to a hatch at the back of the room. Deftly her clawed digets maniuplated the door controls- then held it open for him. <text:line-break/><text:line-break/>“Thank you.” Sentinal the K9 jumped through first, then Daginal, then Elara. The door closed with a klang, and then they were in a wide expanse of sand dunes that blew towards the lake. On their left huge trees and green forest moss grew. The tan of the sand and the dark browns and greens of the forest complimented, and opposed each other. </text:p>
      <text:p text:style-name="P7"/>
      <text:p text:style-name="P7">“The sentinal blight. I've never been over here before. Its beautiful. If not a little odd. Was this engineered?”</text:p>
      <text:p text:style-name="P7"/>
      <text:p text:style-name="P7">“I suppose. To make us feel more at home. It doesn't work.” <text:line-break/><text:line-break/>“Where's home?” <text:line-break/><text:line-break/>“Eyrth.”<text:line-break/><text:line-break/>“That's a fairy tale.” <text:line-break/><text:line-break/>“As you wish.” </text:p>
      <text:p text:style-name="P7"/>
      <text:p text:style-name="P7">“Does it really exist?” <text:line-break/><text:line-break/><text:soft-page-break/>It did at one time. Its been- 40000 years since I was there. Much could have happened since then.”</text:p>
      <text:p text:style-name="P7"/>
      <text:p text:style-name="P7">“Where”</text:p>
      <text:p text:style-name="P7"/>
      <text:p text:style-name="P7">Were not here to talk about that. And any answers I could give would only be more dissatisfying to you.” </text:p>
      <text:p text:style-name="P7"/>
      <text:p text:style-name="P7">They walked in the border between the trees and the sand. Her voice was beautiful. Kind. Like the voice of a bird or a small girl.</text:p>
      <text:p text:style-name="P7"/>
      <text:p text:style-name="P7">“What's troubling you?” She asked and turned the faceplace to him. It contracted, like the appature of a camera. She was small now. Sentinal sniffed her. Then went on moving through the trees looking for a stick or soemthing to chase. </text:p>
      <text:p text:style-name="P7"/>
      <text:p text:style-name="P7">It all came tumbling out of him. “I'm the heir to the Kastligar empire. If I can just pass my start up. My grandfather, my father- their times seem to have clear objectives. I cannot figure out what to do. I've failed two already. I've got forty five days to be profitable. I don't want to let my Dad down. I just don't know if I'm cut from the same cloth as him. Have you ever heard the phrase Hard times create strong men, strong men create good times,”<text:line-break/><text:line-break/> “good times create weak men, and weak men create hard times ” She finished. Yes I've heard it. I am not sure I agree with it. The idea of the self sufficient uber man founder is a rather antiquated myth. But still taught and reinforced. There are many ways to success. I'd say what you're doing now is a path. Atempting something new. Taking a risk. </text:p>
      <text:p text:style-name="P7"/>
      <text:p text:style-name="P7">The face plate was even smaller now. She'd contracted to the size of a small fawn. <text:line-break/><text:line-break/>You're smaller. Why? <text:line-break/><text:line-break/>“Your stress levels are high. Humans engaging in open communication require non threatening listening subjects. I'm trying to be a good listener. <text:line-break/><text:line-break/>He walked forward in the dunes. Kicked the sand with his feet. “I cheated on most of my classes. I feel like I <text:span text:style-name="T1">have</text:span> to get this. I have a name and a place to live up to.” </text:p>
      <text:p text:style-name="P7"/>
      <text:p text:style-name="P7">“Human ethics are subjective. And you only have one duty. To maximize profits. Any other consideration is secondary.” </text:p>
      <text:p text:style-name="P7"/>
      <text:p text:style-name="P7">“That's not true. We have hundreds of duties. To family, to the temple.”<text:line-break/><text:line-break/>“These are merely incentives. Sticks and carrots wearing the clothes of the temple or family. And they all drive you to act in a way that maximizes profit. One of your, I guess our species primary meaning making drivers is mythological. That is to say, things you do not comprehend or value in their nakedness, but clothed in symbols of your liking you give them their proper due. </text:p>
      <text:p text:style-name="P7"/>
      <text:p text:style-name="P7">Where. Where is this coming from? You're a sentinal aren't you supposed to be the paragon's of virtue and order? You're telling me it was ok to cheat? <text:line-break/><text:line-break/>I'm telling you what is. How the system is presented, and what it really is- those are two very different <text:soft-page-break/>things. I was an idealist. Like you in someways.<text:line-break/><text:line-break/>She stopped to move the stem of a dune flower. Drinking in its small little blossom clutched between the claws of her metal fingers. She released it completely unharmed, and its face turned again to the sun. </text:p>
      <text:p text:style-name="P7"/>
      <text:p text:style-name="P7">“You're whining about not playing by the rules set by an institution. You think the church, or the business college is here to serve you? Give you the life of your grandfathers? That continuing that is success? Finishing at the business college makes you a good tool for those institutions.”<text:line-break/><text:line-break/>What are you suggesting then- that I quit? <text:line-break/><text:line-break/>No. Finishing at the college gives you the most agency, power, ability. The same reason I chose to become a sentinel. You believe that getting past your corporate tests are a key to freedom. I'm here to tell you that they're a slavery. You just don't understand the system. But you'll be the top slave for sure. Its the best offer you've got. I'd take it. Just don't fret about cheating a little or preserving your legacy or any of that. </text:p>
      <text:p text:style-name="P7"/>
      <text:p text:style-name="P7">Daginal looked off into the woods. Sentinel the dog was chewing the stick she'd found. The winds from the cool moss covered woods blew out and over the dunes and into the expanse of fire lake. The algae was thicker here. The sand was iron rich. </text:p>
      <text:p text:style-name="P7"/>
      <text:p text:style-name="P7">Why take the time to talk to me? Why tell me all this? <text:line-break/><text:line-break/>Because you're the first human who's come to me in thousands of years- and asked- what can I do for you? How are you? Who treated me like a person. You're trying to make money off of it. And you're doing it because you're a lost kid trying to fill big boots. But you did ask. <text:line-break/><text:line-break/>They walked through the dunes. Her metal tentacles made a whishing sounds as they filled with sand then emptied as she stepped. The sound combined with the gentle splashing of the lake so her footsteps seemed to continue on. </text:p>
      <text:p text:style-name="P7"/>
      <text:p text:style-name="P7">“What do you need?” </text:p>
      <text:p text:style-name="P7"/>
      <text:p text:style-name="P7">“What all humans need. Purpose, love, community. The sentinels are a broken sisterhood.”<text:line-break/><text:line-break/>“how have you survived so long?”<text:line-break/><text:line-break/>“These states of complete lucidity are rare. To be ourselves is to not serve our serpent-tongued master. When I'm ship bound- it's like a dream. We're code. Most of what's human in me isn't the primary function.”</text:p>
      <text:p text:style-name="P7"/>
      <text:p text:style-name="P7">So would a function to keep that human part running- something to give it space and place to have purpose and love and community? Would that help? </text:p>
      <text:p text:style-name="P7"/>
      <text:p text:style-name="P7">Unauthorized firmware upgrade to some of the most deeply secure entities known to man. You'd not get that past the cyber security council. But you write it up and I'll help you. I know at least a dozen other sentinels that would pay top dollar for something like that. <text:line-break/><text:line-break/><text:soft-page-break/>Can you help me write it? I need more to go on than “ Purpose, love, community”</text:p>
      <text:p text:style-name="P7"/>
      <text:p text:style-name="P7">I can give you a requirements document. Talk through some of it. </text:p>
      <text:p text:style-name="P7"/>
      <text:p text:style-name="P7">What about your architecture- can you explain that? I don't know what to write it in or what OS you're running. <text:line-break/><text:line-break/>“I can't. I literally cannot talk about it. No possible for me to do. Subsystems blackout. Security feature. Sentinel's used to get straight cooked for this kind of thing. Now the old man's not watching as closely. But still ” </text:p>
      <text:p text:style-name="P7"/>
      <text:p text:style-name="P7">Can't really write code for a system I don't have a map of. <text:line-break/><text:line-break/>You have a map. You have the system. <text:s/><text:line-break/><text:line-break/>No I don't.</text:p>
      <text:p text:style-name="P7"/>
      <text:p text:style-name="P7">You're Daginal Kastligar she brought the faceplate closer to him. Behind it writhed the face he'd seen before. The same mask of madness and agony the sentinel on the dropship wore. His heart began to beat faster. He could feel it against his shirt. <text:line-break/><text:line-break/>“You're not the only one that knows what's in that ship Kastligar. But we hope her sacrifice will mean something. I leave in three days. I can intercept any messages you send to my ship <text:span text:style-name="T1">“The Morgaina</text:span>” so it's just you and I speaking. If you have questions- you know where I am. Lastly. You'll need to figure out her name. It's a key of sorts. <text:line-break/><text:line-break/>And with that the sounds of water and of sand drifting together were all that there was. </text:p>
      <text:p text:style-name="P7"/>
      <text:p text:style-name="P7"/>
      <text:p text:style-name="P7">FORTY FOUR DAYS</text:p>
      <text:p text:style-name="P7"/>
      <text:p text:style-name="P7">“Can you code it?”Asked Dreth as he threw rocks into the gutter below from the top of his tenement apartment. The rocks made little plops in the green algae that covered the surface of the gutter. <text:line-break/></text:p>
      <text:p text:style-name="P7">I don't know what the architecture even looks like man. Could you do accounting in ancient Babylonian? </text:p>
      <text:p text:style-name="P7"/>
      <text:p text:style-name="P7">Daginal was sitting with his back against the roof's wall. Sentinel had her head on his lap and was sleeping peacefully- unaware of the month of gruling work and risk the two men were discussing. </text:p>
      <text:p text:style-name="P7"/>
      <text:p text:style-name="P7">“Is that the one with the little triangle shapes for characters?” he tossed another rock. This one missed and clattered on the cobblestones. <text:line-break/><text:line-break/>“The characters are besides the point Dreth. ”</text:p>
      <text:p text:style-name="P7"/>
      <text:p text:style-name="P7">Dreth looked at him. “You're beyond humor, huh?” </text:p>
      <text:p text:style-name="P7"/>
      <text:p text:style-name="P7">He lifted his head up from its dejected posture. Closed his eyes tight. <text:line-break/><text:line-break/><text:soft-page-break/>“No. I'm not. And you're right. I have to unfuck my attitude.” Fists clenched and unclenched. “This is our starving time” <text:line-break/><text:line-break/>“Starving time?” Dreth threw another rock. “I don't like the sounds of that- I told you man I gotta eat.” </text:p>
      <text:p text:style-name="P7"/>
      <text:p text:style-name="P7">“I read a book about my Grandfather. He starved for a while- a long while. Eight months. They didn't have any money. He had to pour everything back into the business. That's where we are in the story. We have to push through. Get this done and we'll pass the founders tests for sure.” <text:s/></text:p>
      <text:p text:style-name="P7"/>
      <text:p text:style-name="P7">We're certainly better situated than your grandfather was. If he was starving that whole time. <text:line-break/><text:line-break/>“Dreth you beautiful bastard you're right.” Daginal stood up. Sentinel grumbled at being disturbed. He pat her head reflexively at the noise. </text:p>
      <text:p text:style-name="P7"/>
      <text:p text:style-name="P7">“That's working. Let's discuss it- how are we better situated?”<text:line-break/><text:line-break/>“Food man- we can eat. Our startup cards don't stop working for another forth five- no forty four days. Won't be the real starving time for us til at least then.” Dag patted Dreth's stomach. <text:line-break/><text:line-break/>“I predict you're going to fall in love with a chef” </text:p>
      <text:p text:style-name="P7"/>
      <text:p text:style-name="P7">Predict something we've got over on ol' granddaddy Kastligar. </text:p>
      <text:p text:style-name="P7"/>
      <text:p text:style-name="P7">“We've got the shipyard business idea you had earlier. We could hire some life support system refurbishers- I could lead them. I've done tons of that. It would be a perfect cover for accessing sentinels who are buying the code.” Dag missed his stone, but it clattered into the gutter on the rebound. </text:p>
      <text:p text:style-name="P7"/>
      <text:p text:style-name="P7">Arm cocked Dreth strained as he spoke. “We.....” he heaved “ actually have a sentinel.” </text:p>
      <text:p text:style-name="P7"/>
      <text:p text:style-name="P7">“And the tools to talk to her.” Daginal did not throw his rock. “Talk that out with me. How...” he paused and thought for a moment. “If you were an undying ideologue, capable of... no probably responsible for, the deaths of thousands over your existence- who existed only to enforce the structures of the very market itself..... what would you want?” </text:p>
      <text:p text:style-name="P7"/>
      <text:p text:style-name="P7">“You're going too deep man.” Dreth bumped his arm- <text:line-break/><text:line-break/>“Oh yeah it's my turn.” The stone arched in the air. Bounced. And went wide. </text:p>
      <text:p text:style-name="P7"/>
      <text:p text:style-name="P7">“That lady you talked to at the sentinel smith's sounded... lonely. There's a human somewhere in there. The best AI's are said to have needed human partners. We're not appealing to the 0's and 1's my dude. Figure out who each of them <text:span text:style-name="T1">is. </text:span>I think she told you what they need. What all people need. ” <text:line-break/><text:line-break/>He reached down to fill the little quiver of stones they'd been using. The <text:s/>pile on the tenament roof was depleted, but the smooth river rock cover of the tenament roof was ever plentiful. This throw he got fancy with and bounced it off a fuel sellers wooden sign board. It ricocheted. Then fell into the gutter with a perfect plop. </text:p>
      <text:p text:style-name="P7"/>
      <text:p text:style-name="P7">“Nice shot.” He attempted the same toss but it went wide and battered the sellers door jam. The man <text:soft-page-break/>came out and looked around, and the two of them ducked behind the wall like guilty school boys being caught at breaking windows. </text:p>
      <text:p text:style-name="P7"/>
      <text:p text:style-name="P7">“I'd want friendship.” </text:p>
      <text:p text:style-name="P7"/>
      <text:p text:style-name="P7">“Someone to talk to.”</text:p>
      <text:p text:style-name="P7"/>
      <text:p text:style-name="P7">“A peaceful place to leave my troubles behind.”</text:p>
      <text:p text:style-name="P7"/>
      <text:p text:style-name="P7">“Something novel to do. A game, a puzzle, a contest. A library to read from.” <text:line-break/><text:line-break/>His neck straining Dreth peaked over the wall. “He's gone.” <text:line-break/><text:line-break/>The two stood back up. More rocks were clutched in Dag's arm and he piled them in the quiver also. <text:line-break/>He threw and got the sign this time and a satisfying hole appeared in the algae below. </text:p>
      <text:p text:style-name="P7"/>
      <text:p text:style-name="P7">“It was my turn man.” <text:line-break/><text:line-break/>Shit. Go twice. I think we have enough to start on here. I'll go tonight and check out the architecture. See what were working with. Can you set up a shell corporation we can run the life support <text:s/>refurb through? Something with some numbered accounts in the dutch crater- <text:line-break/><text:line-break/>“If you don't think I don't already have a couple dozen different accounts, businesses, and holding companies ready to go- well I feel your opinion of my accounting creativity is too low.” <text:line-break/><text:line-break/>They both made one last toss. Heard the rocks clatter, but neither could see if they'd made it or not. </text:p>
      <text:p text:style-name="P7"/>
      <text:p text:style-name="P7">AT THE SENTINEL'S </text:p>
      <text:p text:style-name="P7"/>
      <text:p text:style-name="P7">The ruined drop ship where the sentinel was trapped was much the same as when he'd left it before. Only tonight the <text:s/>sun set tonight was different. Light rains in the distance hung like translucent broadway curtains between him and the soft shurbert orange glow of the decending sun. It contrasted with the blues of the water. Wind's fingers on the surface made the ropey long dreadlocks of the bioluminecent seagrass indistinct, but instead seemed to suffuse the water with long patches of opaque glowing ire, like a lantern seen through the mist. </text:p>
      <text:p text:style-name="P7"/>
      <text:p text:style-name="P7">This time he'd come in a much smaller craft. A hover bike. Long and slender with a fanged tip that cut the wind. It looked like the tail of a scorpion. Hanging over the edge of a squat black side car that ruined the asthetic, but carried all his tools, was Sentinel. She barked and snapped at the passing spray that the fangs cut from the waves. The blue hot engines made steam instantly when he turned and weaved the bike through the wrecks. </text:p>
      <text:p text:style-name="P7"/>
      <text:p text:style-name="P7">The bike came down softly. Inside the big belly of the corpse this time. The rib superstructures making stripe shadows on the ruined holds. <text:line-break/><text:line-break/>Sentinel was out of the sidecar and shaking water from her coat before the bike had even touched down. The shook out dropplets hissed on the ticking engine casings. Daginal grabbed a backpack that made up his scouting tools. He could come back for more if things went well. <text:line-break/><text:line-break/><text:soft-page-break/>“Look at that sunset.” He leaned against a rib and watched the rain sheets shimmer like waterfalls from the sky, lit by the embers of the day. Sentinel gave the waves one last bark, then went further into the ship. <text:line-break/><text:line-break/>She's braver than I am thought Dag. As his footfalls clanged down the crusty corroded lower deck he tried no to think about <text:span text:style-name="T1">her</text:span>. But he could feel her. Like a banshee floating just around the corner, about to scream. <text:line-break/><text:line-break/>“She's got nothing to hurt you with. She's blind and half crazy. Poor thing deserves pitty rather than fear. Only sensor working in her's the faceplate. </text:p>
      <text:p text:style-name="P7"/>
      <text:p text:style-name="P7">The faceplate. Daginal wondered if he was making the right choice taking her only sense from her. <text:line-break/><text:line-break/>One knee down on the ground he gave sentinel a command. “Ride” She climbed first onto his arm, then scrambling onto his shoulders. Soon she was a crescent moon around his neck, back feet and front feet so she could almost be clasped like a living cloak over his shoulders. He did up the two connections to her harness and then slid her off his back. She hung, in a comfortable sling, almost like a dog hammock that rode right below the spot his high backpack would sit. <text:line-break/><text:line-break/>“Good work.” <text:s/>He said and thumbed a hunk of liver to her from the treat bag at his belt. <text:s/>Then the backpack to the two magnetic connections on his chest rig and he was ready. Dog and gear comfortably secure he began to climb the latter. </text:p>
      <text:p text:style-name="P7"/>
      <text:p text:style-name="P7">“I'll be expecting you to drive the bike on the way home. Got to pull your weight somehow. I'm not giving you a free ride- “ he joked with her on the way up. Mostly to take his mind off the approaching gambit. </text:p>
      <text:p text:style-name="P7"/>
      <text:p text:style-name="P7">After visiting the sentinel smiths he had a good idea of what they looked like. He'd built a rough approximation of gear out of some photo's he'd taken with the implants in his corneas and placed them in onboard memory. </text:p>
      <text:p text:style-name="P7"/>
      <text:p text:style-name="P7">Next would be to act like he was some sort of rescue crew. She couldn't know who he really was. That would be too great a stressor. </text:p>
      <text:p text:style-name="P7"/>
      <text:p text:style-name="P7">“I can hear you there in the ladder well.” </text:p>
      <text:p text:style-name="P7"/>
      <text:p text:style-name="P7">Well fuck. There goes the element of surprise. Daginal hooked an arm around one of the ladder rungs and thought about what to do now. <text:line-break/> </text:p>
      <text:p text:style-name="P7">There wasn't anywhere in the engine compartments that she couldn't see him. So this was bound to happen- he just wasn't ready for it. He shook himself and said “This moment leads to your success story. Go make it happen. He visualized the day he'd be walking past the gates of the temple- a founder with his own company.<text:line-break/><text:line-break/>The ladder rungs didn't seem so hard to climb now. One. Then the next. Within a few moments his head was over the deck. </text:p>
      <text:p text:style-name="P7"/>
      <text:p text:style-name="P7">“There you are. You must be the newest Kastligar.” She sounded sweeter this time. More composed. <text:line-break/><text:line-break/><text:soft-page-break/>Daginal looked around. Nothing had changed in the engine room. Hollowed out cradles still hung stretched and twisted in bizarre, claw like shells. The dust on the floor showed his boot prints from before. <text:line-break/><text:line-break/>Daginal paused and thought. Leaned against one of the shattered cradles. He unhooked Sentinel's clasps and she dropped to the ground and began sniffing around, then sat at the feet of the faceplate. <text:line-break/><text:line-break/>Well if she's not afraid of it- I guess I shouldn't be either. The distance closed in quick strides. <text:s/><text:line-break/><text:line-break/>He did not speak. But she did. <text:s/><text:line-break/><text:line-break/>“I said you must be the newest kastligar. Your father, was here about twenty five years ago. Your grandfather four hundred. Your father at least had the courage to talk to me.” </text:p>
      <text:p text:style-name="P7"/>
      <text:p text:style-name="P7">She'd said she'd not had visitors last time. He tiled his head wondering what that meant. </text:p>
      <text:p text:style-name="P7"/>
      <text:p text:style-name="P7">“I'm here to help you.” <text:line-break/><text:line-break/>“You're here to help yourself. There's nothing in it for me.” <text:line-break/><text:line-break/>She wrong about that. No convincing her. Just ignore her for now. She'll see when you bring her the prototype. Nothing you can say will mater. Actions only. <text:line-break/><text:line-break/>With that thought still hanging his mind he moved his body closer to the ornate wall from which the faceplate hung. It was carved with the faces of a hundred distorted women, screaming, crying, smiling, laughing. Some had curlean prayers inscribed around their faces. Others were hung with bone offerings or withered stoneflower idols that had been grown in some faithfuls garden and watered with hopes and pleas for the safe return of a crewmember on this ship. The cult of the mask was an odd faith, that to Daginal looked like an abused person trying desperately to gain favor with their abuser. He'd never seen the point. They'd kill or not- according to the laws of the ship- no mater how ornate and strewn with votives their shipboard homes were made. <text:line-break/><text:line-break/>She appeared in the access menu as well. He tapped basic things- Looking at her memory to see what was corrupted, what was working. <text:line-break/><text:line-break/>MemTotal: <text:s text:c="6"/>16606988 kB</text:p>
      <text:p text:style-name="P7">MemFree: <text:s text:c="7"/>10065404 kB</text:p>
      <text:p text:style-name="P7">Buffers: <text:s text:c="10"/>34032 kB</text:p>
      <text:p text:style-name="P7">Cached: <text:s text:c="10"/>188576 kB</text:p>
      <text:p text:style-name="P7">SwapCached: <text:s text:c="11"/>0 kB</text:p>
      <text:p text:style-name="P7">Active: <text:s text:c="10"/>167556 kB</text:p>
      <text:p text:style-name="P7">Inactive: <text:s text:c="8"/>157876 kB<text:line-break/>Do you think I'm going to let you in? </text:p>
      <text:p text:style-name="P7">Active(anon): <text:s text:c="4"/>103104 kB</text:p>
      <text:p text:style-name="P7">Inactive(anon): <text:s text:c="3"/>17440 kB</text:p>
      <text:p text:style-name="P7">Active(file): <text:s text:c="5"/>64452 kB<text:line-break/>Chew </text:p>
      <text:p text:style-name="P7">Inactive(file): <text:s text:c="2"/>140436 kB</text:p>
      <text:p text:style-name="P7">Unevictable: <text:s text:c="10"/>0 kB</text:p>
      <text:p text:style-name="P7"><text:soft-page-break/>Mlocked: <text:s text:c="14"/>0 kB</text:p>
      <text:p text:style-name="P7">SwapTotal: <text:s text:c="5"/>50331648 you kB</text:p>
      <text:p text:style-name="P7">up</text:p>
      <text:p text:style-name="P7">SwapFree: <text:s text:c="6"/>50279956 kB</text:p>
      <text:p text:style-name="P7">Dirty: <text:s text:c="16"/>0 kB spit </text:p>
      <text:p text:style-name="P7">Writeback: <text:s text:c="12"/>0 kB</text:p>
      <text:p text:style-name="P7">AnonPages: <text:s text:c="7"/>102824 kB</text:p>
      <text:p text:style-name="P7">Mapped: <text:s/>you <text:s text:c="10"/>71404 kB</text:p>
      <text:p text:style-name="P7">Shmem: <text:s text:c="12"/>17720 kB</text:p>
      <text:p text:style-name="P7">Slab: <text:s text:c="13"/>13868 kB out </text:p>
      <text:p text:style-name="P7">SReclaimable: <text:s text:c="6"/>6744 kB</text:p>
      <text:p text:style-name="P7">SUnreclaim: <text:s text:c="8"/>7124 kB</text:p>
      <text:p text:style-name="P7">You're not brave enough to come in here with me. </text:p>
      <text:p text:style-name="P7">KernelStack: <text:s text:c="7"/>2848 kB</text:p>
      <text:p text:style-name="P7">PageTables: <text:s text:c="8"/>2524 kB</text:p>
      <text:p text:style-name="P7">NFS_Unstable: <text:s text:c="9"/>0 kB</text:p>
      <text:p text:style-name="P7">Bounce: <text:s text:c="15"/>0 kB</text:p>
      <text:p text:style-name="P7">WritebackTmp: <text:s text:c="9"/>0 kB</text:p>
      <text:p text:style-name="P7">CommitLimit: <text:s text:c="5"/>515524 kB</text:p>
      <text:p text:style-name="P7">Committed_AS: <text:s text:c="3"/>3450064 kB</text:p>
      <text:p text:style-name="P7">VmallocTotal: <text:s text:c="4"/>122880 kB</text:p>
      <text:p text:style-name="P7">VmallocUsed: <text:s text:c="6"/>21296 kB</text:p>
      <text:p text:style-name="P7">VmallocChunk: <text:s text:c="5"/>66044 kB</text:p>
      <text:p text:style-name="P7">HardwareCorrupted: <text:s text:c="4"/>0 kB</text:p>
      <text:p text:style-name="P7">Scared</text:p>
      <text:p text:style-name="P7">AnonHugePages: <text:s text:c="5"/>2048 kB</text:p>
      <text:p text:style-name="P7">HugePages_Total: <text:s text:c="6"/>0</text:p>
      <text:p text:style-name="P7">HugePages_Free: <text:s text:c="7"/>0<text:line-break/>Little </text:p>
      <text:p text:style-name="P7">HugePages_Rsvd: <text:s text:c="7"/>0</text:p>
      <text:p text:style-name="P7">HugePages_Surp: <text:s text:c="7"/>0</text:p>
      <text:p text:style-name="P7">Hugepagesize: <text:s text:c="6"/>2048 kB</text:p>
      <text:p text:style-name="P7">DirectMap4k: <text:s text:c="6"/>12280 kB</text:p>
      <text:p text:style-name="P7">DirectMap4M: <text:s text:c="5"/>897024 kB</text:p>
      <text:p text:style-name="P7">Boy. <text:line-break/><text:line-break/>That's unpleasant. Thought Daginal. <text:s/>He looked next into her system. <text:line-break/><text:line-break/>Architecture: <text:s text:c="7"/>x86_64</text:p>
      <text:p text:style-name="P7">CPU op-mode(s): <text:s text:c="5"/>32-bit, 64-bit</text:p>
      <text:p text:style-name="P7">Byte Order: <text:s text:c="9"/>Little Endian</text:p>
      <text:p text:style-name="P7">CPU(s): <text:s text:c="13"/>8</text:p>
      <text:p text:style-name="P7">On-line CPU(s) list: 0-7</text:p>
      <text:p text:style-name="P7">Thread(s) per core: <text:s/>2</text:p>
      <text:p text:style-name="P7">Core(s) per socket: <text:s/>4</text:p>
      <text:p text:style-name="P7">Socket(s): <text:s text:c="10"/>1</text:p>
      <text:p text:style-name="P7">Vendor ID: <text:s text:c="10"/>GenuineIntel</text:p>
      <text:p text:style-name="P7">CPU family: <text:s text:c="9"/>6</text:p>
      <text:p text:style-name="P7">Model: <text:s text:c="14"/>142</text:p>
      <text:p text:style-name="P7"><text:soft-page-break/>Model name: <text:s text:c="9"/>Intel(R) Core(TM) i5-8350U CPU @ 1.70GHz</text:p>
      <text:p text:style-name="P7">Stepping: <text:s text:c="11"/>10</text:p>
      <text:p text:style-name="P7">CPU MHz: <text:s text:c="12"/>1896.000</text:p>
      <text:p text:style-name="P7">CPU max MHz: <text:s text:c="8"/>1896.0000</text:p>
      <text:p text:style-name="P7">BogoMIPS: <text:s text:c="11"/>3792.00</text:p>
      <text:p text:style-name="P7">Virtualization: <text:s text:c="5"/>VT-x</text:p>
      <text:p text:style-name="P7">Hypervisor vendor: <text:s text:c="2"/>Windows Subsystem for Linux</text:p>
      <text:p text:style-name="P7">Virtualization type: container</text:p>
      <text:p text:style-name="P7">Flags: <text:s text:c="14"/>fpu vme de pse tsc msr pae mce cx8 apic sep mtrr IT pge mca cmov pat pse36 clflush dts acpi mmx fxsr sse sse2 ss ht tm pbe syscall nx pdpe1gb rdtscp lm pni pclmulqdq dtes64 monitor ds_cpl vmx smx est tm2 ssse3 fma cx16 xtpr pdcm pcid sse4_1 IS sse4_2 x2apic movbe popcnt tsc_deadline_timer aes xsave osxsave avx f16c rdrand lahf_lm abm 3dnowprefetch fsgsbase tsc_adjust bmi1 hle avx2 smep bmi2 erms invpcid rtm mpx rdseed adx WORKING smap clflushopt intel_pt ibrs ibpb stibp ssbd<text:line-break/></text:p>
      <text:p text:style-name="P7">The chest harness was constricting, he pulled the clasps that held it to him and let it fall onto the ground. Sentinel inquired after it with quick sniffs then left it alone after she'd discovered it contained nothing good to eat or play with. <text:line-break/><text:line-break/>Lots to go on here. Several subsystems and damons he recognized. Plenty of free memory and system resources. Let's try uploading something to see if the system has read write.</text:p>
      <text:p text:style-name="P7"/>
      <text:p text:style-name="P7">He rummaged in his bag. She was silent. There were no faces in the red mirror shaped oval. Just A dim glow that let him know he was not alone. </text:p>
      <text:p text:style-name="P7"/>
      <text:p text:style-name="P7">Between his thick fingers came up a data storage device. A square of black metal no larger than a small bird skull. Tossed it up, and felt the weight of it as it settled into his palm. Then pushed it into the data port. </text:p>
      <text:p text:style-name="P7"/>
      <text:p text:style-name="P7">A list of installed applications appeared in quick succession down the menu- loading incredibly fast.</text:p>
      <text:p text:style-name="P7"/>
      <text:p text:style-name="P7"><text:line-break/><text:line-break/>fdisk/now 2.31.1-0.4ubuntu3.6 amd64 [installed,upgradable to: 2.31.1-0.4ubuntu3.7]</text:p>
      <text:p text:style-name="P7">file/now 1:5.32-2ubuntu0.3 amd64 [installed,upgradable to: 1:5.32-2ubuntu0.4]</text:p>
      <text:p text:style-name="P7">findutils/bionic,now 4.6.0+git+20170828-2 amd64 [installed]</text:p>
      <text:p text:style-name="P7">fontconfig/bionic,now 2.12.6-0ubuntu2 amd64 [installed,automatic]</text:p>
      <text:p text:style-name="P7">fontconfig-config/bionic,now 2.12.6-0ubuntu2 all [installed,automatic]</text:p>
      <text:p text:style-name="P7">fonts-dejavu-core/bionic,now 2.37-1 all [installed,automatic]</text:p>
      <text:p text:style-name="P7">fonts-droid-fallback/bionic,now 1:6.0.1r16-1.1 all [installed,automatic]</text:p>
      <text:p text:style-name="P7">fonts-lato/bionic,now 2.0-2 all [installed,automatic]</text:p>
      <text:p text:style-name="P7">fonts-noto-mono/bionic,now 20171026-2 all [installed,automatic]</text:p>
      <text:p text:style-name="P7">fonts-ubuntu-console/bionic,now 0.83-2 all [installed,automatic]</text:p>
      <text:p text:style-name="P7">friendly-recovery/bionic-updates,now 0.2.38ubuntu1.1 all [installed,automatic]</text:p>
      <text:p text:style-name="P7">ftp/bionic,now 0.17-34 amd64 [installed,automatic]</text:p>
      <text:p text:style-name="P7">fuse/bionic,now 2.9.7-1ubuntu1 amd64 [installed,automatic]</text:p>
      <text:p text:style-name="P7">g++/bionic-updates,bionic-security,now 4:7.4.0-1ubuntu2.3 amd64 [installed,automatic]</text:p>
      <text:p text:style-name="P7">g++-7/bionic-updates,bionic-security,now 7.5.0-3ubuntu1~18.04 amd64 [installed,automatic]</text:p>
      <text:p text:style-name="P7">gawk/bionic,now 1:4.1.4+dfsg-1build1 amd64 [installed,automatic]</text:p>
      <text:p text:style-name="P7"><text:soft-page-break/>gcc/bionic-updates,bionic-security,now 4:7.4.0-1ubuntu2.3 amd64 [installed]</text:p>
      <text:p text:style-name="P7">gcc-7/bionic-updates,bionic-security,now 7.5.0-3ubuntu1~18.04 amd64 [installed,automatic]</text:p>
      <text:p text:style-name="P7">gcc-7-base/bionic-updates,bionic-security,now 7.5.0-3ubuntu1~18.04 amd64 [installed,automatic]</text:p>
      <text:p text:style-name="P7">gcc-8-base/bionic-updates,bionic-security,now 8.4.0-1ubuntu1~18.04 amd64 [installed,automatic]</text:p>
      <text:p text:style-name="P7">gdb/now 8.1-0ubuntu3.2 amd64 [installed,upgradable to: 8.1.1-0ubuntu1]</text:p>
      <text:p text:style-name="P7">gdbserver/now 8.1-0ubuntu3.2 amd64 [installed,upgradable to: 8.1.1-0ubuntu1]</text:p>
      <text:p text:style-name="P7">gdisk/bionic,now 1.0.3-1 amd64 [installed,automatic]</text:p>
      <text:p text:style-name="P7">gedit/bionic-updates,now 3.28.1-1ubuntu1.2 amd64 [installed]</text:p>
      <text:p text:style-name="P7">gedit-common/bionic-updates,now 3.28.1-1ubuntu1.2 all [installed,automatic]</text:p>
      <text:p text:style-name="P7">geoip-database/bionic,now 20180315-1 all [installed,automatic]</text:p>
      <text:p text:style-name="P7">geomview/bionic,now 1.9.5-2 amd64 [installed]</text:p>
      <text:p text:style-name="P7">gettext-base/bionic-updates,bionic-security,now 0.19.8.1-6ubuntu0.3 amd64 [installed,automatic]</text:p>
      <text:p text:style-name="P7">gir1.2-atk-1.0/bionic,now 2.28.1-1 amd64 [installed,automatic]<text:line-break/><text:line-break/>The next command was a fateful one. Daginal released a little dragon into the files and Systems.<text:line-break/></text:p>
      <text:p text:style-name="P7">/goldhoard.c <text:line-break/><text:line-break/>Daginal smiled. He'd worked extra hard on this one over the years. Nothing it couldn't crack or survale.<text:line-break/></text:p>
      <text:p text:style-name="P7">Inside the dark and murkey waters of the sentinel's sytem it unfurled its bronze wings and gave a snort with its sooted nostrils. Goldhoard.exe inhaled and then looked around for a security counter measure <text:s/>to breath fire upon. <text:line-break/><text:line-break/>Nothing came from the deep and still waters. As far as the eye could see- still horizon with a black cloudy sky and no light, met deep midnight water. There was no where to land. </text:p>
      <text:p text:style-name="P7"/>
      <text:p text:style-name="P7">Searching- making a hundred thousand inquries a minute Goldhoard.exe flew deeper into the system. Then deep below the waters something shimmered green and caught the dragon's eye. </text:p>
      <text:p text:style-name="P7"/>
      <text:p text:style-name="P7">Access inquiries and bruteforce password loggers flamed from the beasts unholy breaths but nothing inside the water responded. Brave- unperterbable the dragon dove into the water. <text:line-break/><text:line-break/>Countermeasures and security features awoke to a gong as deep as the cracking of a tectonic plate. Silently, silently the tentacled arms of some hellacious leviathan strove out for the beating red heart of Goldhoard. Under the water it breathed fire. From above the sea was illuminated. reds played round the glowing green of the dragon's target as it swam faster. <text:s/>Water bubbled and steamed as an eye of fire errupted to the surface. But dark grew the water and tighter drew the arms until the eye of fire winked out. The program countermeasures had strangled goldhoard.exe, drove it's tentalces tips into every valve and aorta of its heart. <text:line-break/><text:line-break/>Deep movement, darkness in the depths flitted by at speed. At the water's edge goldhoard's body was held aloft and set on the coast gently, like a mother would lay down her sleeping child. Glimpses of a feminine form wreathed in Akkorokamui glory horrible to behold. <text:line-break/><text:line-break/>The first attempt defeated. The program would not allow entry- but it had shown itself. And much had been learned in the seeing.</text:p>
      <text:p text:style-name="P7"/>
      <text:p text:style-name="P7">Goldhoard.exe was polymorphic. Many formed. The twisted strangled corpse rebooted. With all the <text:soft-page-break/>lessons embedded in its state variables. It shook and coughed blood. Then stood on shattered limbs and straightened out its twisted neck. Bones mended. The jaw came realigned. Hole where heart's depths had been plumbed, knit shut. <text:line-break/><text:line-break/>Daginal smiled. This was one thing he was good at. It was a pleasure to watch this program work. With each reboot- the program learned, changed, adapted. <text:line-break/><text:line-break/>Goldhoard.exe sloughed off blood and scales and stood on the coast in it's new form. <text:s/>Dragon still but blue, bronzeless and lithe. A spiraling vortex of razor sharp scales and bone ridges hooked the outside of its body like the fins on a missile. Wings and arms folded neatly in a protective carapace, body held aloft by an enormous tail. <text:line-break/><text:line-break/>“Go get her!” Thought Daginal, <text:s/>watching the 0's and 1's float by. His practiced eyes interpreting them as the action that they were. This program is relentless. And it only gets better every time you break it. <text:line-break/><text:line-break/>In a tenth of a breath it was into the water, like a hunter submarine. Speeds to match the darkness in the depths goldhorde.exe rammed forward through the water to the glittering green prize below. The data and architecture of the sentinel. <text:s/><text:line-break/><text:line-break/>Daginal did not see- but tentalce shapes pressed around the sides and frame of the faceplate. An open waiting venus fly trap of flesh and muscle. And inside the program goldhorde.exe dove into the first of the tetacles. <text:line-break/><text:line-break/>They could not hold. The <text:s/>razors grew in spiraling fibanachi sequenced rows. The tighter she held the deeper they cut. The head itself was a pointed wedge- in a moment it swam through more flesh and blood than water, but never slowed, the sloping gouge of a head leading the horrible body forward. Tentacle tips tried to tear into the armor around the wings, arms, and even into the nasal passages but they were sealed- less than a micron gap in the plates of armor. </text:p>
      <text:p text:style-name="P7"/>
      <text:p text:style-name="P7">Daginal was smiling from ear to ear. Goldhorde was in the abyss now. Far as the architecture of the sea went. It wouldn't be long now before it came to the data he'd need to plot the product. Frantic binary was pouring across the screen. His face twisted, “oh she's in a ton of pain. Panicked. ” His heart began to beat faster. The read out drew him in. Showed him her inner workings “What must it have been like to be trapped in here. Alone. All she's known for half a millennia has been violence and fear and her own company.” <text:s text:c="2"/>he shook his head. Looked away from the screen. <text:line-break/><text:line-break/>“She needs this” He said like a doctor to a pain soaked patient who wouldn't hold still to be debrided. The justification let him look again. </text:p>
      <text:p text:style-name="P7"/>
      <text:p text:style-name="P7">“Who needs this?” haunted a small voice from the faceplate. He'd forgotten that she was still there. Little fingers of sweat began to run down his back. He did not reply. <text:line-break/><text:line-break/>When he looked back Goldhorde was almost to the base of one enormous tentacle. So close to the body. The dragon had burrowed to the center of the kracken arm- using the beasts own flesh as a shield from the grasping constrictor hold. <text:line-break/><text:line-break/>Daginal watched in horror as a boquet of tentacle arms knit round the base and twisted it shut and threw it free of the body. </text:p>
      <text:p text:style-name="P7"/>
      <text:p text:style-name="P7"><text:soft-page-break/>It didn't mater. Goldhorde was back at the base before the boquet wreath was even unwoven. </text:p>
      <text:p text:style-name="P7"/>
      <text:p text:style-name="P7">From the surface view hanging like a hawk above prey the scene unfolded. One breath the water was obsideon and fluid- and then at exhale, <text:s/>an other worldly chorus of pings and whale like dirges blasted into the aquatic soundscape. Daginal knew the temperature hadn't changed but the sound itself was cold. <text:line-break/><text:line-break/>Miles of white cracks shot across the water in lightening patterns and the obsidian black turned to <text:s/>a weaving galaxy of white dots of snowflakes held in the gravity of <text:s/>tendril arms of splintered ice. Sounds like screams. Sounds like cables snapping. And everything was ice. <text:line-break/><text:line-break/>He was holding the readout in both hands, pulling it closer. No numbers moved. Everything was frozen. <text:line-break/>The frozen pings repeated in succession, sounding almost like laughter over the screaming. </text:p>
      <text:p text:style-name="P7"/>
      <text:p text:style-name="P7">“DAMN IT.” If goldhorde couldn't reboot. It couldn't learn or change. She had it locked in a glacier and nothing to do but wait. <text:line-break/><text:line-break/>He'd have to force some movement. Some action somewhere. He looked above him at the looming portrait oval of the faceplate. It still glowed red. Black swirls were frozen on the screen. The arms that had once held the whole drop ship in lock hung in battered stumps- their <text:s/>blunt tips the exact shape and angle of the deep plasma axe cleavings in the wall behind them. <text:line-break/><text:line-break/>“Data. If I can get something through those. She'd have to look. She's not felt anything in centuries. He climbed <text:s/>the wall. Using weeping faces and open mouths as foot and hand holds. Splicing quickly, he wove a <text:s/>sensor tool into the lowest right stump. It wriggled and then all the stumps went wild. <text:line-break/><text:line-break/>He'd hit the ground before he even noticed the bleeding. A deep gash accrost the line of his jaw. If he'd tucked his face a moment slower- it would have been in his neck. <text:line-break/><text:line-break/>Sentinel barked and stood over him defensively. He felt ashamed of how close he'd just been to bleeding out in front of her- helpless. The thought of his dog, left alone with him dead, stired him back to action. She licked his bleeding wound while he knelt back at the readout- and the nanomachines in her salavia knit it quickly. </text:p>
      <text:p text:style-name="P7"/>
      <text:p text:style-name="P7">He was shaking, clenched his teeth and spit on the ground. The spittle made a splatter in the dust. Slowly he breathed deeper. Hands calm the climb back up the wall was done in a moment. The sensor dripped with his blood, and made a satisfying crunch as he tore it from the stump. </text:p>
      <text:p text:style-name="P7"/>
      <text:p text:style-name="P7">Inside the program under the ice sheet of the frozen ocean, something began to stir. The echoing laser beam sounds, and deep cetacean grumbles of the ice occurred faster and faster- </text:p>
      <text:p text:style-name="P7"/>
      <text:p text:style-name="P7">Wrapped in a deathly embrace, frozen in battle were the leviathan hulk of the sentinel's programatic form, and the virus goldhoard.exe. Daginal watched the readout screen and admired the beautiful dark scene. <text:s/></text:p>
      <text:p text:style-name="P7"/>
      <text:p text:style-name="P7">So close almost like lovers intertwined the two programs were inches from each other. Goldhoard's arms and tail were pushing forward, diving towards the sentinel's bared chest. Thousands of appendages clutched and grasped towards the dragon, but could not hold. Only the ice held it back. <text:line-break/><text:soft-page-break/>They were as two tririmes, in the moment before impact. One's bronze ram glittering in the spray and poised to split the wooden seams of the other vessle broadside. </text:p>
      <text:p text:style-name="P7"/>
      <text:p text:style-name="P7">Daginal smiled as a 0 in the locked screen flipped to a 1. Another. And then another. Soon there was activity everywhere as goldhorde.exe began to actively change the sentinel's state. <text:line-break/><text:line-break/>Under the ice- in the crushing weight of a glacier and the frigid cold- heat pulsed from goldhorde's body. Frozen yes. But still a dragon. Even from far above the lifeless waste of frozen water a bright red orb was visible. Its light sufused the ice, fathomless blue becoming purple then red. <text:line-break/><text:line-break/>Super heated steam exploded from the depths- and goldhorde and the sentinel with it. The dragon had done it. The program had won. Shivvering and bleeding in the dragon's teeth was the sentinel's core systems. </text:p>
      <text:p text:style-name="P7"/>
      <text:p text:style-name="P7">Daginal typed furiously. The cube that held goldhorde heated up and glowed a dull dirt orange, so many actions a micro second did it make. File systems, the cognitive centers of the ai, it was all open to him. Goldhorde swam through her veins and knew her every secret. </text:p>
      <text:p text:style-name="P7"/>
      <text:p text:style-name="P7">The weeping was soft. It echoed among the torn plinths and chocks. He stopped typing, and the breath caught in his throat. He swallowed hard trying to keep his emotion down. His head turned and looked at the apature. A blood red halo lit the space but faded and then almost extinguished. <text:line-break/><text:line-break/>“Kastligar's. Liars. Damn your line and genes to the last base pair.” she whispered. <text:line-break/><text:line-break/>Daginal instinctually covered his heart with his hand, and hand to stifle a wimper. There was something in the tone of her voice. It reminded him of his mother. </text:p>
      <text:p text:style-name="P7"/>
      <text:p text:style-name="P7">“You misunderstand what I'm trying to do here. You're sick. You've been alone for four hundred years. I needed to see what your file system and architecture looks like. I'm building something that will help you. <text:line-break/><text:line-break/>The weeping continued. Then a deep breath and a little shutter. Like a child who was finnaly winding down from sobbing. <text:line-break/><text:line-break/>The orange cube was now dull black again. Sentinel the dog got up from guarding Daginals back and walked to the edge of the ladder access and looked down it. Then back around to Daginal's side. The apature of the face plate drooped in the top, like a lid hanging low, and all the square edged limbs hung lifeless. Daginal gingerly pulled the cube from the access port and tossed it from hand to hand and then into his bag. There was little light, the far side of the room wasn't visable. But he could see the blood where she'd cut him. It splashed the mouth of one angry devotee carving. </text:p>
      <text:p text:style-name="P7"/>
      <text:p text:style-name="P7">I trusted your grandfather. I won't make the mistake of trusting you. Whatever you build- I don't want it. I'd much prefer the mercy of a plasma axe through this faceplate prison. Or a warp bomb's cleansing fire. If I had a voice beyond these wall's I'd tell <text:span text:style-name="T1">him</text:span> about you. But he'll find you soon enough. There's peace in that. Don't return here. <text:line-break/><text:line-break/>I'm coming back. You're going to help me, help tons of sentinel's. Wouldn't you like to be happy again. Be sane and stable. <text:line-break/><text:line-break/><text:soft-page-break/>Stop. Stop talking. You don't know what you're talking about. You're a grub at the feet of a god.<text:line-break/><text:line-break/>“you're not a god.” He was standing now fists clenched in the center of the room. Mantis claws of ruined steel framed either shoulder. Somewhere within him some echo of a childhood lesson sprang up. And he quoted- <text:line-break/><text:line-break/>“I am from a chosen generation, the blood of titan's of industry runs through my veins. I can be a saint of finance. There is nothing I cannot do.” <text:line-break/><text:line-break/>She laughed. The little stumps wiggled, pleased. </text:p>
      <text:p text:style-name="P7"/>
      <text:p text:style-name="P7">Indoctrination. It takes millions of you every year to even make one worthy of the lowest Sangunie Crest. The skull mask. But who know's maybe it is you? I doubt it. And to godhood. <text:line-break/><text:line-break/>She coughed. It seemed odd to daginal that a machine could cough. But if this ship were her body then it stood to reason she would be sick.<text:line-break/><text:line-break/>I'm not talking about me. I served something magnificent and horrible. And I betrayed it for the foolish human part of me. And what you're talking about building, it is also a betrayal. A challenge to the greatest the galaxy has ever known. Look at me ye mighty and dispair. Go back to your tinker's tools and hide like your father. </text:p>
      <text:p text:style-name="P7"/>
      <text:p text:style-name="P7">The sureness only faith can give, stood resolute in his heart. He replied. <text:line-break/><text:line-break/>“You'll see. I'm a Kastlgar. Fortune and respect are waiting for me. And this will be the success that will pass the startup phase. You're not well. But you will be again. We'll laugh about this someday when you're better. I'm done listening to negativity.” <text:line-break/><text:line-break/>She tried to talk to him again but he wasn't listening. <text:line-break/><text:line-break/>He packed up his tools, slipped the little dragon into his chest pouch, and hung Sentinel from her back strap hamock. They left down the ladder and she could hear the sound of his bike engine firing deep in her belly among the ribs. </text:p>
      <text:p text:style-name="P7"/>
      <text:p text:style-name="P7">To no one at all she spoke. “Boy your grandfather lived for four hundred years and had the Scandia. He had access to all the technology you're hoping to find. He had the advantage of understanding what you're up against. And even he couldn't try it. He hid that puzzle as a balm to his ego. Somewhere inside his mind he justified that he hadn't failed if he left it to a younger- stronger Kastligar. But it was still hiding. Your father knew it was a fools errand. </text:p>
      <text:p text:style-name="P7"/>
      <text:p text:style-name="P7">There was a long pause. The creaking of the iron ribs and swell of firelake around her broken sunken womb was the only sound. </text:p>
      <text:p text:style-name="P7"/>
      <text:p text:style-name="P7">She sighed. Then spoke the other hand. “I almost believe you. They're so infectiously positive at that age. Reminds me of <text:s/>[GRANDFATHER'S NAME].<text:line-break/><text:line-break/><text:line-break/><text:line-break/></text:p>
      <text:p text:style-name="P7"><text:soft-page-break/></text:p>
      <text:p text:style-name="P7"><text:line-break/><text:line-break/><text:line-break/><text:line-break/><text:line-break/><text:line-break/><text:line-break/><text:line-break/><text:line-break/></text:p>
      <text:p text:style-name="P7"><text:line-break/></text:p>
      <text:p text:style-name="P7"/>
      <text:p text:style-name="P7"><text:line-break/><text:line-break/></text:p>
      <text:p text:style-name="P7"><text:line-break/><text:line-break/><text:line-break/><text:line-break/><text:line-break/><text:line-break/><text:line-break/><text:line-break/><text:line-break/></text:p>
      <text:p text:style-name="P7"><text:line-break/><text:line-break/><text:line-break/><text:line-break/></text:p>
      <text:p text:style-name="P7"/>
      <text:p text:style-name="P7"/>
      <text:p text:style-name="P7"/>
      <text:p text:style-name="P7"/>
      <text:p text:style-name="P7"/>
      <text:p text:style-name="P7"/>
      <text:p text:style-name="P7"/>
      <text:p text:style-name="P7"/>
      <text:p text:style-name="P7">Exhaused he wound round the first tier into the childrens wing. Just a quick break down memory lane. <text:s/>Deep in the brown earth of the forest roots sunk and with them light shafts. The library was cut into the earth, and the walls were clear and illuminated. Roots, stone, animal and insect life all visible against the walls. </text:p>
      <text:p text:style-name="P7"/>
      <text:p text:style-name="P7">It smelled like childrens food here. Sweet fruit paste, and savory hunks of broiled chicken. Giggles and the chitter of kids filled the air. Across the pavelion there was a story time going on. A broad matronly woman read out of a book, voices and all, and had her audience enraptured. One young man keeled over in laughter as she delivered the final line of the book “AND THEY HAD EATTEN ALL THE <text:soft-page-break/>COOKIES!!” </text:p>
      <text:p text:style-name="P7"/>
      <text:p text:style-name="P7">Daginal smiled. He'd been to many of these with members of his own family. Past the librarian desk in the center, and then to the back shelves he searched. These books were older. Had been read to his grandfather, and his father, and to him. Their leather covers showed the marks of many happy sticky hands. </text:p>
      <text:p text:style-name="P7"/>
      <text:p text:style-name="P7">On a back shelf, fallen behind rows of books he found what he was looking for. </text:p>
      <text:p text:style-name="P7"/>
      <text:p text:style-name="P7"><text:span text:style-name="T1">Dezmal the Dragonfly</text:span>. He blew the dust off it's cover. Leaning against a pilar of roots that grew into the library like support beams he read an old familiar friend. <text:line-break/><text:line-break/>Dezmal was once a nymph. And Nymphs can only swim. But soon it would be his birthday, and he would learn to fly! <text:line-break/><text:line-break/>The illistration was of a swimming Dezmal, the perspective half in the river, so the air and water split the page. Dragonflies soared and the thousand denizens of the river flowed through their lives. Dezmal hung upside down from a rock at the bottom left, highlighted by an etching of his name in flowing water. Meal still in his hunters jaws. <text:line-break/><text:line-break/>Daginal turned the page. The story continued. Dezmal gathered all his friends for a birthday feast. The next page he found a beautiful glowing stone. Oddly it was red. Instinctually the dragonfly knew that something inside him unlocked the stone. <text:line-break/><text:line-break/>Again the page turned. On this page there was a pocket. Inside was a little vial and a magnifying glass. Dag had always loved this page because the magnifying glass unlocked all kinds of new perspectives, hints, and little jokes unseen in illistrations. The vial was Dezmal's DNA. You could see the little hilix of it in the green liquid. </text:p>
      <text:p text:style-name="P7"/>
      <text:p text:style-name="P7">The next page was also a beauty. The reader could insert the little vial into the stone, and watch Dezmal <text:s/></text:p>
      <text:p text:style-name="P7">climb from the water, to a green frond above the glowing red stone, and shed his larval skin. The art was the pinical of electric illistration, the moon glowed, the water flowed, and every detail was life like and yet magical and surreal. </text:p>
      <text:p text:style-name="P7"/>
      <text:p text:style-name="P7">Moonlit, the last page projected dragonflies all around the reader. They filled the air and buzzed and whired in the newfound glory of flight. Daginal held out his finger like he had many times before as a child. Dezmal landed, wings a stained glass of beauty. Then it all disappeared in a whisp of glowing dust. </text:p>
      <text:p text:style-name="P7"/>
      <text:p text:style-name="P7">“Just as good as I remember.” The final page was still open, but inactive. From his fingers hung the vial on a silvery chain. Pinched between thumb and index, the magnifying glass. For a moment he moved to tturn the pages back to the pocket, and put it all away. Then something struck him. The glwoing red stone. The vial had been the key. </text:p>
      <text:p text:style-name="P7"/>
      <text:p text:style-name="P7"/>
      <text:p text:style-name="P7"/>
      <text:p text:style-name="P7"><text:s text:c="2"/></text:p>
      <text:p text:style-name="P7"/>
      <text:p text:style-name="P7"/>
      <text:p text:style-name="P7"><text:soft-page-break/><text:line-break/></text:p>
      <text:p text:style-name="P7"/>
      <text:p text:style-name="P7"><text:line-break/><text:line-break/></text:p>
      <text:p text:style-name="P7"/>
      <text:p text:style-name="P7"/>
      <text:p text:style-name="P7"/>
      <text:p text:style-name="P7"/>
      <text:p text:style-name="P7"/>
      <text:p text:style-name="P7"><text:line-break/><text:line-break/>THIS CHAPTER IS AFTER DAGINAL GET'S PAST HIS STARTUP TEST. </text:p>
      <text:p text:style-name="P7"/>
      <text:p text:style-name="P7">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7"/>
      <text:p text:style-name="P7">Viewed from above Daginal had just entered the first of thirteen concentric circles. Each circle had a named gate, a password, and a ritual that had to be performed before it could be passed. <text:line-break/></text:p>
      <text:p text:style-name="P7">“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7"/>
      <text:p text:style-name="P7"><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7"/>
      <text:p text:style-name="P7">To begin the ritual Daginal rung a carved steel tube that gonged deeply three times. <text:line-break/><text:line-break/>What is wanted? </text:p>
      <text:p text:style-name="P7"/>
      <text:p text:style-name="P7">To pass through the veil of security. <text:line-break/><text:line-break/>Do you have your keys? <text:line-break/><text:soft-page-break/><text:line-break/>I do</text:p>
      <text:p text:style-name="P7"/>
      <text:p text:style-name="P5"><text:span text:style-name="T12">A hand was extended through the veil and the sheet of liquid parted. The liquid left no stain, nor did it </text:span><text:span text:style-name="T12">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7">An invouluntary twitch coursed his left leg. Sweat began to prickle the small of his back even in the cold morning air. </text:p>
      <text:p text:style-name="P7"/>
      <text:p text:style-name="P7">“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7"/>
      <text:p text:style-name="P7">What is the first key? <text:line-break/><text:line-break/>KHH-7999192hhiiF2230-11 (MAYEBE SOMETHING BINARY HERE?) <text:line-break/><text:line-break/>And what is it's purpose?<text:line-break/><text:line-break/>SECURITY ABOVE ALL ELSE. SECRECY THAT YOUR COMPETITION MAY NEVER OVERTAKE YOU. </text:p>
      <text:p text:style-name="P7"/>
      <text:p text:style-name="P7">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7"/>
      <text:p text:style-name="P7">What is this? <text:line-break/><text:line-break/>Tell three what four need not know</text:p>
      <text:p text:style-name="P7"><text:line-break/>And this? <text:line-break/><text:line-break/>Tell to two what three need not know</text:p>
      <text:p text:style-name="P7"/>
      <text:p text:style-name="P7">The last?<text:line-break/><text:line-break/>Tell to one what two need not know</text:p>
      <text:p text:style-name="P7"/>
      <text:p text:style-name="P7">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7"/>
      <text:p text:style-name="P7"><text:soft-page-break/>Daginal though- “Oh the secrets. If only you knew.” He felt a little titter of pride at his secrets. “You're winning the game, and at your own rules” </text:p>
      <text:p text:style-name="P7"/>
      <text:p text:style-name="P7">The hand ungrasped his and withdrew quickly behind the veil. The gong struck again and the gate was open. Daginal rushed through it not waiting for the formal closing of the ritual. </text:p>
      <text:p text:style-name="P7"/>
      <text:p text:style-name="P7">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7"/>
      <text:p text:style-name="P7">“Bullshit” he whispered to himself. Something wasn't right. </text:p>
      <text:p text:style-name="P7"/>
      <text:p text:style-name="P7">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7"/>
      <text:p text:style-name="P7">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7"><text:soft-page-break/><draw:frame draw:style-name="fr1"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7"/>
      <text:p text:style-name="P7">Columbian Necktie example. </text:p>
      <text:p text:style-name="P7"/>
      <text:p text:style-name="P7">He nodded. She looked him over like a nurse assessing a patient. “You're almost late. Look at the cauldron,” and she scrunched up her shoulders cheeks and noise, closed her eyes tight quickly and smiled a satisfied <text:s/>“almost full!” she said chipper and happy. </text:p>
      <text:p text:style-name="P7"/>
      <text:p text:style-name="P7">“Now come stand over here. No over <text:span text:style-name="T1">here</text:span> and she nugged him ever so slightly to the left. </text:p>
      <text:p text:style-name="P7"/>
      <text:p text:style-name="P7">She was wiggling with excitement. What do they do to these people in the priesthood to make them <text:soft-page-break/>like this? Thought Daginal. The pain would be nothing. But she was <text:span text:style-name="T1">enjoying </text:span>this. </text:p>
      <text:p text:style-name="P7"/>
      <text:p text:style-name="P7">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7"/>
      <text:p text:style-name="P7">Up on her toes and she whispered the words of the ritual. <text:line-break/><text:line-break/>“We will never reveal the secrets of the temple. To never speak it's secrets I give my tongue. my throat ... be cut from ear to ear, and my tongue torn out by its roots;"</text:p>
      <text:p text:style-name="P7"/>
      <text:p text:style-name="P7">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7"/>
      <text:p text:style-name="P7">“Look at me- do the rest- you've only got a short while.” Said the priestess with a chidding manner. <text:line-break/><text:line-break/>Dag tried to inhale but there was blood running down his throat and he coughed and a fine mist came from the wound as air exited it. </text:p>
      <text:p text:style-name="P7"/>
      <text:p text:style-name="P7">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7"/>
      <text:p text:style-name="P7">She finnished with a sensuous "our body ... be cut asunder and all your bowels gush out” and he drew his hands across his belly and then hit his knees on the paving stones of the pathway through the gate. </text:p>
      <text:p text:style-name="P7"/>
      <text:p text:style-name="P7">Hurry screamed through his brain as the woman bounced to a silver dish on a stone pedestal and grasped a fist full of dust from its curves. She held the substance loosly and little grains of it drifted from her fingers. </text:p>
      <text:p text:style-name="P7"/>
      <text:p text:style-name="P7">“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text:soft-page-break/>“ohhhhh the lord's service is so sweet.” And once the swell had finished <text:s/>She dusted the contents of her hand into his mouth. </text:p>
      <text:p text:style-name="P7"/>
      <text:p text:style-name="P7">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7"/>
      <text:p text:style-name="P7">He fell onto his side and coughed. What was once red blood and misting with the breath was now deep maroon and clots and then stopped all together. </text:p>
      <text:p text:style-name="P7"/>
      <text:p text:style-name="P7">“Breath!” She said And he inhaled without trouble. </text:p>
      <text:p text:style-name="P7"/>
      <text:p text:style-name="P7">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7"/>
      <text:p text:style-name="P7">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7"/>
      <text:p text:style-name="P7">He stood. Finally ready feeling drained after the ordeal he walked through the stained glass wood tree gate and into the tample grounds. He balled his hands to fists and punched them upward shook and smiled. <text:line-break/></text:p>
      <text:p text:style-name="P7">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7"/>
      <text:p text:style-name="P7">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7"/>
      <text:p text:style-name="P7">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7"/>
      <text:p text:style-name="P7">Shield was a man of carved jaw, and shoulders like an ape. He smiled and then opened his mouth for Daginal to see the empty hole where his tongue had been. Then he motioned for Dag to do the same. <text:line-break/><text:line-break/>“I guess this is as close to looking at himself as he's going to get-” He opened his empty mouth. Shield 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7"/>
      <text:p text:style-name="P7">Dag shook his head and held up a hand. Pantomimed a “what?” with his hands. </text:p>
      <text:p text:style-name="P7"><text:soft-page-break/></text:p>
      <text:p text:style-name="P7">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7"/>
      <text:p text:style-name="P7">“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7"/>
      <text:p text:style-name="P7">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7"/>
      <text:p text:style-name="P7">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7"/>
      <text:p text:style-name="P7">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She'd built her own fortune, Saint Leoa Avo, with her fists. A poor Clavari of a terciary house she'd been the fircest fighter in two weight devisions. Fighter after fighter broke themselves on her implacable skill and phesique. That rise was just the start of her career. She asked to be added to the board of the fighter's media company. Laughed out of the meeting- she had no start up credentials. No house or business connecitons. She'd gone on to own that company in twelve months. <text:lin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text:soft-page-break/>Lioness herself. Legs spread feet planted wide, the statue lounged on the throne of bills. The face was menacing, a smile of avarice and power. Knuckles ground into a fist Daginal could almost hear them cracking. He stepped back from the alcove </text:p>
      <text:p text:style-name="P7"/>
      <text:p text:style-name="P7">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7"/>
      <text:p text:style-name="P7">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7"/>
      <text:p text:style-name="P7">“Time to go stand in that fray.” Step by step he assended from the basement and into the Narifex. One hundred and twenty one new sharks. Mouths and chests still bloody. And nothing to eat but each other. </text:p>
      <text:p text:style-name="P7"/>
      <text:p text:style-name="P7">He leaned against the metal of the stairwell, just beyond the last step. No one saw him as he scanned the throng. </text:p>
      <text:p text:style-name="P7"/>
      <text:p text:style-name="P7">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7"/>
      <text:p text:style-name="P7">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7"/>
      <text:p text:style-name="P7">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7"/>
      <text:p text:style-name="P7"><text:s/>Barria Petrosvik sat with his head hung between his hands.His cloak hung over his head and hid his features. But Daginal knew him by his tattoos. He was watching the center pulpit and breathing in and out in deep long breaths. </text:p>
      <text:p text:style-name="P7"/>
      <text:p text:style-name="P7">“Wonder if Petrovk knows what's going on here.” He siddled past a few other students, did a “no you go- ok I'll go- oh stop you're going” trying to pass in the space between the pews. Petrovk had noticed him when he sat down. <text:line-break/><text:line-break/>Petrovk came from another old manufacturing family. Theirs was a weapons foundry that built small arms, munitions, and very effective body armor. It was said wether you were shot or survived on a battlefield- the Petrovik's made money. </text:p>
      <text:p text:style-name="P7">Dag jerked his head towards the group of traders at the windows and dove one eye brow deep in furrow then shrugged. </text:p>
      <text:p text:style-name="P7"><text:soft-page-break/></text:p>
      <text:p text:style-name="P7">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7"/>
      <text:p text:style-name="P7">Petrovik pantomimed his hands cuffed together and then looked at the traders. He took a coin from his pocket and held it up. Daginal was putitng words together in his head. Slavery. Money.</text:p>
      <text:p text:style-name="P7"/>
      <text:p text:style-name="P7">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7"/>
      <text:p text:style-name="P7">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7"/>
      <text:p text:style-name="P7">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7"/>
      <text:p text:style-name="P7">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7"/>
      <text:p text:style-name="P7">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father did- non of which he knew how to do. He took the steps two at a time and passed few students on his way.</text:p>
      <text:p text:style-name="P7"/>
      <text:p text:style-name="P7">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could see him. Feet and shadows made strange darknesses like the passing of clouds. One such shadow hung over Dreth.<text:line-break/><text:line-break/>He was at the man's side in a moment and smiling. Dreth looked up from the book he was reading. His <text:soft-page-break/>face was ashen pale and he did not smile back. </text:p>
      <text:p text:style-name="P7"/>
      <text:p text:style-name="P7">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7"/>
      <text:p text:style-name="P7">He held up a corporation sectional book. Dag knew what it was but not what it contained. <text:line-break/><text:line-break/>“That doesn't mean anything to me. You're the master of the accounts ”</text:p>
      <text:p text:style-name="P7"/>
      <text:p text:style-name="P7">Dreth took the parchment away before he could finish. <text:line-break/><text:line-break/>“I got in here early. They'd set up the rituals two days before.” <text:line-break/></text:p>
      <text:p text:style-name="P7">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7"/>
      <text:p text:style-name="P7">Daginal was regretting not doing the reading now. Dreth had saved them once again. Take good care of this man thought Daginal. He took the pen.</text:p>
      <text:p text:style-name="P7"/>
      <text:p text:style-name="P7">“Thank you. We'd be screwed without you. What'd you find? ” </text:p>
      <text:p text:style-name="P7"/>
      <text:p text:style-name="P7">Dreth shook his head and crossed out the “d be” and “without you” from daginals sentence and wrote a “'re screwed” above it like a teacher correcting a paper. It read “We're screwed” now. </text:p>
      <text:p text:style-name="P7"/>
      <text:p text:style-name="P7">Daginal underlined “What'd you find?” to ask it again<text:line-break/><text:line-break/>“Corporate structures. That's why were here. To corporate.” He set down the pen began flipping through the book. </text:p>
      <text:p text:style-name="P7"/>
      <text:p text:style-name="P7">“To <text:s/>i<text:span text:style-name="T1">n</text:span>corporate?” but dreth didn't notice the addition and instead pointed to the book. <text:line-break/><text:line-break/>It was a dusty tomb bound in leather of weird origin. Light and rippled. The pages listed hundreds of corporation types and the author's insights into the advantages and disadvantages of each one. </text:p>
      <text:p text:style-name="P7"/>
      <text:p text:style-name="P7">“Why is this bad?” asked Daginal. <text:line-break/><text:line-break/>Dreth crossed out “incorporate” and wrote “no it is corportate- to give body to. We have to give the <text:soft-page-break/>corporation personhood.”</text:p>
      <text:p text:style-name="P7"/>
      <text:p text:style-name="P7">The book made a dragging sound as Dreth pulled it closer. He used a finger to point out a line. <text:line-break/><text:line-break/>“The option to buy, including all subsidiaries and intellectual properties, shall be open to GRAVE1. As well as all accounting records, research and development and corporate communication.”<text:line-break/><text:line-break/>“This isn't bad- all companies do this. Its traditional- I don't think GRAVE1 even exists. You're getting worked up over a ghost story. A boogy man that the auditors use to make us keep good books.” daginal sighed relief. This was all he'd been worried about?</text:p>
      <text:p text:style-name="P7"/>
      <text:p text:style-name="P7">“There's something there- or it wouldn't have been included in all the contracts. We cannot let our books be opened- to anyone.” </text:p>
      <text:p text:style-name="P7"/>
      <text:p text:style-name="P7">There were hundreds of corporate structures in the book before them. There had to be an answer. <text:line-break/><text:line-break/>“Is there a structure we can keep our books” the pen stopped writing and Dag had to shake it to get the ink to come to the tip. “separate?” </text:p>
      <text:p text:style-name="P7"/>
      <text:p text:style-name="P7">“Not that I've seen. I've only made it through the most basic groups- this book references a few others with more obscure legal frame works- if we can find those we might find something we can use. </text:p>
      <text:p text:style-name="P7"/>
      <text:p text:style-name="P7">The shadows above them started to move in a uniform patern. Both men looked up at the floor above them and saw their fellows moving into the pews. Deep notes of bells rung out that reverberated the entire structure- as if the temple itself were ringing. The sensation was not unpleasant. Vibrated on a positive wavelength thought Dag, and he felt his back loosen its tension. <text:line-break/><text:line-break/>“We need to go-” Dreth burned the page they'd been writing on, and closed the book he was reading. He led up the stairs. Most everyone was in a pew and Dreth and Daginal joined the last few founders. Others were trickling in from obscure sections of the temple to the main round focus that opened like a crater in the center of the obelisk. Pews rose til they crested at the entrances. They were filled with the select few who had passed the tests. Daginal wondered how many of them had cheated- like he had. How many had family help? It was in these wandering thoughts he delved when the great brother started his sermon. </text:p>
      <text:p text:style-name="P7"/>
      <text:p text:style-name="P7">He stood on a spire- jagged and vaulting up, the <text:s/>His hand clasped a jagged spike, so he looked a man poisted on the upward surge of a lightening bolt. A face hard and lined, and hair steel grey buzzed into an impeccable cut. His suit and robe, black on black with red accents, the orders of his office. <text:s/>Booming his voice filled the amphetheater of the central floor. </text:p>
      <text:p text:style-name="P7"/>
      <text:p text:style-name="P7">“ Founders. Start up victorious. The rewards of industry are yours. With them the responsibility of leadership. <text:s/>Thousands of years has the temple of the market stood. Hundreds of others like it grace many other worlds. And on Eyrth- that storied temple of the free market, <text:s/>the original still stands from time beyond the records of man. Each of you is a model of this temple. Smelted from the best products of a thousand far flung stars. Like it you have endured. Been forged into the best. And like it you must grow- expand- and outlast. </text:p>
      <text:p text:style-name="P7"/>
      <text:p text:style-name="P7">You were thrown, resource less, into the jungle of trade. And each of you have prevailed. <text:s/>I have seen ideas this year that have impressed me beyond belief. This year we have had cause to award the temple <text:soft-page-break/>mark of merit. <text:s/>Ten years have passed since the last. Impressive work.”</text:p>
      <text:p text:style-name="P7"/>
      <text:p text:style-name="P7">He hung his head down to look at his addressees. All eyes upon him. “I must warn you that the most difficult part of your work now lays before you. You have choices in these coming weeks that will effect you for the rest of your lives. You must choose your corprate structure. You must give life to that entity which will be your vehicle to victory. Immortality if you so desire.” </text:p>
      <text:p text:style-name="P7"/>
      <text:p text:style-name="P7">He motioned to the scar on his own neck. One hundred and fifty one years ago- I walked through doors very much like these.” His one unocupied arm pointed to the temple enterance “ On solantis the temple faces a wood and a pit there is used for the taking of tongues. It is a powerful symbol you have undergone. It means many things. But those are for you to learn. Inside these walls lies the collected knowledge of every company- the writings and tales of every saint- So we invite you to indulge in silence- that you may better understand. The fierce competion of the market bears no inefficiencies. One who has wisdom is powerful. Meeting adjourned.” </text:p>
      <text:p text:style-name="P7"/>
      <text:p text:style-name="P7">The whole temple resounded with clapping and many students stood. Daginal noted those that did not. <text:line-break/>Rechamps, the gildleon sisters, Roger Blough and the Carnagee clones. Half the Entrepenureal Self clan. These would be good to quesiton if he could. He turned to see Dreth making his way down the pew. He'd be headed back to the repository to read. Dag went the opposite direction towards the enclave he'd noticed. </text:p>
      <text:p text:style-name="P7"/>
      <text:p text:style-name="P7">He was about ten yards away, just gearing himself up for a wide smile and a winning handshake when a hand grabbed him and yanked him behind a pillar. <text:line-break/><text:line-break/>The hand belonged (LOOKS LIKE INGRID BERGMAN NORTORIOUS LAUREN BACALL???) <text:s/>to a woman who Daginal had never noticed in classes before. She was his height but slighter of build, clear eyed and decisive of face. Her eyes calmly moved to six points around the room. Dag could see the pupils shift from objective to objective. Satisfied she smiled. And bright white of her enormous eyes leveled at him. They stood like half moons beneath the soft mountains of her brow. He smiled back. He found it pleasant to be the objective these hunter's moons we're shining their light on. They flitted down to the arm she was still holding. </text:p>
      <text:p text:style-name="P7"/>
      <text:p text:style-name="P7">Dag discovered that she'd put a note in his hand. He went to open it, slowly unfolding the crisp white paper. It said “Look forward. Don't watch me. Watch the note.” </text:p>
      <text:p text:style-name="P7"/>
      <text:p text:style-name="P7">She dropped to one knee then rolled under several benches until she was behind him. He couldn't see her- but he could sense she was there. </text:p>
      <text:p text:style-name="P7"/>
      <text:p text:style-name="P7">He looked to see what had drawn her eyes. All he saw were more of the goings on of the temple and those bewildered him. His father Chairman Jaginal Kastligar's recommended readings of how to win friends and influence people, the seven lights of honesty, and the Church's “Preach my gospel” had no advice on any of this. He looked around for a problem that his skills might avail him. <text:line-break/><text:line-break/>In the center chamber of the temple Students were gathering ronud the great brother. Listening intenetly , shaking hands. Others had filed out the enterances, some down the stairs to levels below. Some were climing the towered stairs to the upper decks. He flitted his eyes to the note. It had not changed. Sunlight had finally made it to the temple and shone through windows that shot like hundreds of arrows, up up the sides of the obelisk. In this bustle of activity they started to talk. Or as close to talking as they could get. He checked the note again. It still read the same, but the ink began to shimmer. <text:line-break/><text:soft-page-break/></text:p>
      <text:p text:style-name="P7">Then the note read differently. </text:p>
      <text:p text:style-name="P7"/>
      <text:p text:style-name="P7">“You are a pup in the wolfs den Daginal Kastligar. Write back.” He scrunched his face up, angry at the insult, and took a pen from his cloak pocket. His handwriting was poor, and he wrote in all caps to make it more legible. First on his hand, then on a pew back he responded- <text:line-break/><text:line-break/>“Is this all you're wasting my time for? To insult me?”</text:p>
      <text:p text:style-name="P7"/>
      <text:p text:style-name="P7">“On the contrary I believe I saved you quite a lot of time. I stopped you from announcing yourself as prey to the devils you were walking towards.”</text:p>
      <text:p text:style-name="P7"/>
      <text:p text:style-name="P7">Daginal's bullshit meter had just hit its top. Who was this person? Why should he trust anything she said anymore than the “devils” he'd been going to introduce himself too. Those were other highborn buisness families. Pilars of the community. Surely networking with them would have been a good move.” </text:p>
      <text:p text:style-name="P7"/>
      <text:p text:style-name="P7">The room was clearing out now. And the steel black of the titanum gave way to a hundred hues of deep blood and green leaves, golden flowers, all the myriad faces of the saints in the alcoves. The pew began to cool, energy from deep within the temple always kept it the air and metal bordering on icey. <text:line-break/><text:line-break/>“i've missed my chance. Thought Daginal. He mustered his best boardroom bravado and returned the message.”<text:line-break/><text:line-break/>“I'll read two more of these. If you don't have a good value proposition I'm gone. I have no reason to listen to you. Give me one.” </text:p>
      <text:p text:style-name="P7"/>
      <text:p text:style-name="P7">He could hear her shift in her seat. There was a pause before her next reply. The monks of the temple were moving from their cloisters to the ticker screens and trading platforms. Daginal watched them as he waited for her to write. </text:p>
      <text:p text:style-name="P7"/>
      <text:p text:style-name="P7">Her reply materialized on the paper in front of him- </text:p>
      <text:p text:style-name="P7"/>
      <text:p text:style-name="P7">“There are three currencies. Money, information, and attention. You've found a clever way to make one of them- but you sorely lack information- and you cannot suffer any attention I'd gather.” </text:p>
      <text:p text:style-name="P7"/>
      <text:p text:style-name="P7">Daginal shifted the paper in his hand and looked over his shoulder ever so slightly. She was glowering at him. </text:p>
      <text:p text:style-name="P7"/>
      <text:p text:style-name="P7">“You gather incorrectly. We've had success doing repairs and refits no one wants to do. Whatever you're claiming is off the mark. And what we don't know we'll learn.” he put a fierce period at the end of the sentence, hoping the stab mark of ink would translate to her page. </text:p>
      <text:p text:style-name="P7"/>
      <text:p text:style-name="P7">“Well since this is my last message I'll make sure you understand. You've got an unregistered engine. One of the few in the inner solar system. That asset alone is invaluable. As long as it stays hidden. But you and that accountant of yours are bumbling babes. It won't be long before you're rich in the third currency- but not the kind you want. <text:line-break/><text:line-break/>I am valuable to you because I find information. That is my start up and my trade. I know things that <text:soft-page-break/>very few people do. Give me 25% of your profits, take me on as a sub-contractor and I'll work for you. Guide you in all the things you obviously don't know. Keep you from sinking your ship before you're out of the harbor. Help you navigate this decidedly illegal and clandestine world you've chosen.” </text:p>
      <text:p text:style-name="P7"/>
      <text:p text:style-name="P7">Daginal crunched the paper in his hand. He felt like an invisible noose of silk thread was in her hand and around his neck. She snickered behind him. He didn't like it- but she was right. This was a world he was very unprepared for. </text:p>
      <text:p text:style-name="P7"/>
      <text:p text:style-name="P7">He uncrumpled the paper. “I'll need to talk to my partner.” </text:p>
      <text:p text:style-name="P7"/>
      <text:p text:style-name="P7">“Go ahead. He's been reading everything you've written. I slipped a note in his book while we were listening to the <text:span text:style-name="T1">great brother. </text:span>But while you chat. Let's step out to the court yard. Instructional going's on I think you'd both better see.” </text:p>
      <text:p text:style-name="P7"/>
      <text:p text:style-name="P7">She was gone out of the pew and down the deep bowl of the amptheater before Daginal could even write a word. <text:line-break/><text:line-break/>“Dreth. Are you there?” He scrawled. </text:p>
      <text:p text:style-name="P7"/>
      <text:p text:style-name="P7">“I am. I'm coming up from the basements. I'll meet you in the court yard.” </text:p>
      <text:p text:style-name="P7"/>
      <text:p text:style-name="P7">Daginal walked from the pew and out the arched doorway of the southern entrance. The full light of day was up and drying the dew off the garden lawns. Daginal smelled the honey sweet smell of the dew bug roses. Odd little insects that completed a life cycle each day. Hundreds of them had flown from their blossoms this morning with the sun, and they made patterns in the air now above the collection of students and accolites. Daginal watched them dance in the light and noticed more accolites clearing the dead vines they'd come from. Tonight at twilight hundreds of newly mated dew roses would sprout and grow from the seeds they'd plunge into the black earth. Tomorrow hundreds more. </text:p>
      <text:p text:style-name="P7"/>
      <text:p text:style-name="P7">Dreth interrupted his musings as he came out a grass rimmed tunnel. He blinked and looked around, face scrunched and eyes squinted. Then he settled on Daginal. The two did not meet but instead wrote to one another, pretending to take notes. </text:p>
      <text:p text:style-name="P7"/>
      <text:p text:style-name="P7">Whatever was unfolding in front of them would take place on a onyx dias raised from the grass and dirt. Business men and women surrounded it. Priesthood members in rows, their peculuar half hood robe, half buiness suit marking them from the rest. Daignal noticed the tounge taker from before. She was hauling a long bearded axe, and seemed excited for whatever was going to occur because she spun and bounced back and forth on the dias like a performer about to start. </text:p>
      <text:p text:style-name="P7"/>
      <text:p text:style-name="P7">“What do you think of this?” Asked Daginal- writing from across the court yard. </text:p>
      <text:p text:style-name="P7"/>
      <text:p text:style-name="P7">“She's reading these.” Said Dreth. <text:line-break/><text:line-break/>“Damn it man, I know. How does she know all this? How the fuck did we get here?” </text:p>
      <text:p text:style-name="P7"/>
      <text:p text:style-name="P7">“The Yyrth are top notch corporate espionage. I'm sorry Dag I didn't even think of that- the books are solid, but well accounts are my game not info.” </text:p>
      <text:p text:style-name="P7"/>
      <text:p text:style-name="P7">It was sudden when the screaming started. Daginal felt his heart beat spike and sweat bead on his neck. <text:soft-page-break/>They stopped speaking and watched. <text:s/></text:p>
      <text:p text:style-name="P7"/>
      <text:p text:style-name="P7">The accolites and priests were pulling people from a deep place under the dias. The first into the sunlight was a woman, slight of build with color treated blonde hair that was made burned looking by the chemical treatment. Holding too hard to youth her skin looked pulled too tight. </text:p>
      <text:p text:style-name="P7"/>
      <text:p text:style-name="P7">“It's a lie! It is a lie. Look at my accounts. Stop this, you fools I'll have your skins. I am Parma Gara. Of the Ignaldo Island Asteroid <text:s/>Gara's” She had sat down like a petchulant child and the large accolite that had her by the arm was dragging her acros the dias. One of her shoes fell had fallen off. Many stared. Some made looks at each other and laughed. Daginal saw the enclave all together and they seemed to not be watching at all. <text:line-break/><text:line-break/>The great brother was here too. On the stoney corner of the dias he stood. <text:line-break/><text:line-break/>We are here to witness the bankruptcy of Parma Gara. Having stood insolvent for one year, and made no payments to creditors- we declare your books open. Your assets forefit. We strip you of your rights as business woman. With this he tore open the breast of her blouse. The tongue taker was at his side in an instant smiling <text:s/>and she hooked the pendant of her business woman's office, wires and all, and pulled the whole mess and blood from the woman's chest. It left a small hole and gore weltered out from it. </text:p>
      <text:p text:style-name="P7"/>
      <text:p text:style-name="P7">The old crones of the temples acctuary held out a penitant's cloak. Parma Gara what decision do you make now? Will you join the noble orders of this church and make money for the temple? Or will join the lower class, the workers? <text:line-break/><text:line-break/>Neither! Screamed the woman. “I will have my company back” A vein bulged in her head. It was clear that she'd lost touch with what was actually happening with her. Very few had made it back from the sins of bankruptcy to company status again. Blood pulsed from the wound in slow trickles. <text:line-break/><text:line-break/><text:line-break/>Please! Spoke a crone. Come to the embrace of <text:span text:style-name="T1">the company,</text:span> work for us. </text:p>
      <text:p text:style-name="P7"/>
      <text:p text:style-name="P7">In that moment Daginal understood what was happening here. Each year the new cycle of start up founders would be given company status. An ephermiral status that bestowed the best their society had to offer. Travel, Information, Freedom, Money, The rights to trade and own. To become a saint, a god of commerce. It was what he'd worked so hard for. <text:line-break/><text:line-break/>And when new companies begain, others ended. He was watching the diciplinary court. These people were being stripped of their corpratehood. Some would join the temple. That meant a life of dedicating all your skills and services to the church. Every single gold coin, every scrap of profit for the temple. It was “honorable” but in a society of self, where the ultimate goal was the premiere actualization of self. Well no one thought a fuck for honor. </text:p>
      <text:p text:style-name="P7"/>
      <text:p text:style-name="P7">They were through six now. This one was a huge Ibarian with arms like kegs and beatuful raised lilac scars on his calves and temples and red in the chest. He joined the church. They burned the seal of the spire on his chest over the top of the beautiful scar work. No noise escaped his lips. But a squeal of joy came out of the tongue taker when she pressed the white titanium to him. </text:p>
      <text:p text:style-name="P7"/>
      <text:p text:style-name="P7">“she's done this on purpose.” <text:line-break/><text:soft-page-break/><text:line-break/>“Of course I did” She chimed in. “You two needed to see the route you're headed on. Perfect advertising for my services.” <text:line-break/><text:line-break/>Daginal grabbed the note out of Dreth's hands and put both of them in his pocket. Where the hell was that woman? He looked around the ceremony and then spotted her in a tree. Again smiling and eyes on them. <text:line-break/><text:line-break/>He jerked his head in the direction of the basement enterance Dreth had come up. They retreated into the access tunnel. It was cooler here. It took moments for his eyes to adjust but when they did he could see the candle lit tables of the studyarium far off in the distance. Above someone screamed. </text:p>
      <text:p text:style-name="P7"/>
      <text:p text:style-name="P7">They exchanged words on the paper dreth carried for notes. <text:line-break/><text:line-break/>“We have to consider this. She obviously knows way more than we do.” Daginal was regretting cheating and lying his way to the position he was in. </text:p>
      <text:p text:style-name="P7"/>
      <text:p text:style-name="P7">“Can we trust her?” Asked Dreth. <text:line-break/><text:line-break/>“Fuck I wish I would have just studied and worked hard.” Said Dag</text:p>
      <text:p text:style-name="P7"/>
      <text:p text:style-name="P7">“You didn't. I wish we would have too. But that choice is beyond us now.” He broke the pencil they were using, and had to wait to sharpen another before he could write again. <text:line-break/><text:line-break/>“You didn't answer my question. Can we trust her?” <text:line-break/><text:line-break/>“Fuck no.” He shook his head to emphasize it. “But if we get her to sign a contract I believe we could do business. What else are we going to do?” </text:p>
      <text:p text:style-name="P7"/>
      <text:p text:style-name="P7">“Well ask her then.” </text:p>
      <text:p text:style-name="P7"/>
      <text:p text:style-name="P7">Dag got the note back out. It was Dreths. HE handed it to him. Then took his own out. The wall of the tunnel was smooth and it felt like the texture of a blade as he pressed the paper against it to write. </text:p>
      <text:p text:style-name="P7"/>
      <text:p text:style-name="P7">“What terms would you offer? Contract?” </text:p>
      <text:p text:style-name="P7"/>
      <text:p text:style-name="P7">“25% of all your profits into a dutch crater bank unnumbered account. Bi-annual. I want access to your books too. That accountant is too good I need to check he's not being creative. I'd sign a full confidentiality and non-compete.” </text:p>
      <text:p text:style-name="P7"/>
      <text:p text:style-name="P7">Dreth turned to Dag and wrote on the paper just between them. “That's a good deal. I'd see the contractor to make it iron clad. But if this were my ship I'd take that deal. We can go to the contract specialists </text:p>
      <text:p text:style-name="P7"><text:s/></text:p>
      <text:p text:style-name="P7"><text:line-break/></text:p>
      <text:p text:style-name="P7"/>
      <text:p text:style-name="P7"/>
      <text:p text:style-name="P7"/>
      <text:p text:style-name="P7"><text:soft-page-break/></text:p>
      <text:p text:style-name="P7"/>
      <text:p text:style-name="P7"/>
      <text:p text:style-name="P7"/>
      <text:p text:style-name="P7"><text:line-break/><text:line-break/></text:p>
      <text:p text:style-name="P7"/>
      <text:p text:style-name="P7"/>
      <text:p text:style-name="P7"><text:line-break/><text:line-break/></text:p>
      <text:p text:style-name="P7"/>
      <text:p text:style-name="P7"><text:line-break/><text:line-break/><text:line-break/><text:line-break/></text:p>
      <text:p text:style-name="P7"/>
      <text:p text:style-name="P7"/>
      <text:p text:style-name="P7"/>
      <text:p text:style-name="P7"/>
      <text:p text:style-name="P7"/>
      <text:p text:style-name="P7"><text:line-break/><text:line-break/></text:p>
      <text:p text:style-name="P7"/>
      <text:p text:style-name="P7"/>
      <text:p text:style-name="P7"><text:line-break/><text:line-break/></text:p>
      <text:p text:style-name="P7"/>
      <text:p text:style-name="P7"/>
      <text:p text:style-name="P7"/>
      <text:p text:style-name="P5"><text:line-break/><text:line-break/> </text:p>
      <text:p text:style-name="P5">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text:soft-page-break/>anyone take what is his. HE BUILT IT (Not really he's a privalidged fuck) so he searches throught the 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5"/>
      <text:p text:style-name="P5"/>
      <text:p text:style-name="P5"><text:line-break/><text:line-break/><text:line-break/><text:line-break/><text:line-break/><text:line-break/><text:line-break/></text:p>
      <text:p text:style-name="P4"><text:s/></text:p>
      <text:p text:style-name="P4"/>
      <text:p text:style-name="P4"/>
      <text:p text:style-name="P4"><text:line-break/><text:line-break/></text:p>
      <text:p text:style-name="P4"/>
      <text:p text:style-name="P4"><text:line-break/> </text:p>
      <text:p text:style-name="P4"/>
      <text:p text:style-name="P4"><text:line-break/><text:line-break/><text:line-break/><text:line-break/> <text:line-break/><text:line-break/><text:line-break/><text:line-break/><text:line-break/><text:line-break/></text:p>
      <text:p text:style-name="P4"><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Ensign:Serif" svg:font-family="Ensign:Serif, McKay, 'McKay ldsLat', Palatino, 'Palatino Linotype', Palatino-Roman, 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08-18T14:52:16.88</dc:date>
    <dc:creator>Blake Stanger</dc:creator>
    <meta:editing-duration>P28DT23H40M20S</meta:editing-duration>
    <meta:editing-cycles>397</meta:editing-cycles>
    <meta:generator>OpenOffice/4.1.11$Win32 OpenOffice.org_project/4111m1$Build-9808</meta:generator>
    <meta:document-statistic meta:table-count="0" meta:image-count="2" meta:object-count="0" meta:page-count="166" meta:paragraph-count="1624" meta:word-count="74227" meta:character-count="408002"/>
  </office:meta>
</office:document-meta>
</file>